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47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239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5ce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ee6ef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f5ce"/>
    </style:style>
    <style:style style:name="ce7" style:family="table-cell" style:parent-style-name="Default">
      <style:table-cell-properties fo:background-color="#dee6ef"/>
    </style:style>
    <style:style style:name="ce8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fo:background-color="#fff5c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21">
      <style:table-cell-properties fo:background-color="#dee6e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5ce" style:text-align-source="fix" style:repeat-content="false" style:vertical-align="middle"/>
      <style:paragraph-properties fo:text-align="start" fo:margin-left="0in"/>
    </style:style>
    <style:style style:name="ce12" style:family="table-cell" style:parent-style-name="Default">
      <style:table-cell-properties fo:background-color="#dee6ef"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>
      <style:table-cell-properties fo:background-color="#dee6e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3GeVMIPscan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9"/>
        <table:table-column table:style-name="co2" table:default-cell-style-name="ce6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6" table:default-cell-style-name="ce15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column table:style-name="co4" table:default-cell-style-name="ce15"/>
        <table:table-column table:style-name="co2" table:default-cell-style-name="ce15"/>
        <table:table-row table:style-name="ro1">
          <table:table-cell table:style-name="ce1" office:value-type="string" calcext:value-type="string">
            <text:p>Run name</text:p>
          </table:table-cell>
          <table:table-cell table:style-name="ce1" table:number-columns-repeated="2"/>
          <table:table-cell table:style-name="ce1" office:value-type="string" calcext:value-type="string">
            <text:p>Ncycles</text:p>
          </table:table-cell>
          <table:table-cell table:style-name="ce8" office:value-type="string" calcext:value-type="string">
            <text:p>&lt;events&gt;</text:p>
          </table:table-cell>
          <table:table-cell table:style-name="ce8" office:value-type="string" calcext:value-type="string" table:number-columns-spanned="31" table:number-rows-spanned="1">
            <text:p>Comments</text:p>
          </table:table-cell>
          <table:covered-table-cell table:number-columns-repeated="30" table:style-name="ce1"/>
          <table:table-cell table:style-name="Default" table:number-columns-repeated="26"/>
        </table:table-row>
        <table:table-row table:style-name="ro1">
          <table:table-cell office:value-type="string" calcext:value-type="string">
            <text:p>HitMonitoring_3GeVMIPscan_run_050043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54700" calcext:value-type="float">
            <text:p>54700</text:p>
          </table:table-cell>
          <table:table-cell table:formula="of:=([.D3]+[.H3]+[.L3]+[.P3]+[.T3]+[.X3]+[.AB3]+[.AF3]+[.AJ3]+[.AN3]+[.AR3]+[.AV3]+[.AZ3]+[.BD3]+[.BH3])/15" office:value-type="float" office:value="53909.5333333333" calcext:value-type="float">
            <text:p>5.4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49979" calcext:value-type="float">
            <text:p>49979</text:p>
          </table:table-cell>
          <table:table-cell table:style-name="ce6" office:value-type="string" calcext:value-type="string">
            <text:p>n:</text:p>
          </table:table-cell>
          <table:table-cell office:value-type="float" office:value="92454" calcext:value-type="float">
            <text:p>9245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7056" calcext:value-type="float">
            <text:p>5705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459" calcext:value-type="float">
            <text:p>845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746" calcext:value-type="float">
            <text:p>1174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045" calcext:value-type="float">
            <text:p>1304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323" calcext:value-type="float">
            <text:p>163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4423" calcext:value-type="float">
            <text:p>7442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3540" calcext:value-type="float">
            <text:p>6354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981" calcext:value-type="float">
            <text:p>898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0179" calcext:value-type="float">
            <text:p>6017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626" calcext:value-type="float">
            <text:p>762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4476" calcext:value-type="float">
            <text:p>6447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623" calcext:value-type="float">
            <text:p>862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1638" calcext:value-type="float">
            <text:p>8163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603" calcext:value-type="float">
            <text:p>860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4368" calcext:value-type="float">
            <text:p>7436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883" calcext:value-type="float">
            <text:p>788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7831" calcext:value-type="float">
            <text:p>378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699" calcext:value-type="float">
            <text:p>769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965" calcext:value-type="float">
            <text:p>7296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742" calcext:value-type="float">
            <text:p>1374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7997" calcext:value-type="float">
            <text:p>3799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627" calcext:value-type="float">
            <text:p>146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5191" calcext:value-type="float">
            <text:p>6519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720" calcext:value-type="float">
            <text:p>1772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1037" calcext:value-type="float">
            <text:p>5103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068" calcext:value-type="float">
            <text:p>1406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4317" calcext:value-type="float">
            <text:p>6431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180" calcext:value-type="float">
            <text:p>19180</text:p>
          </table:table-cell>
        </table:table-row>
        <table:table-row table:style-name="ro1">
          <table:table-cell table:style-name="ce4" office:value-type="string" calcext:value-type="string">
            <text:p>HitMonitoring_3GeVMIPscan_run_050044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43737" calcext:value-type="float">
            <text:p>43737</text:p>
          </table:table-cell>
          <table:table-cell table:style-name="ce10" table:formula="of:=([.D5]+[.H5]+[.L5]+[.P5]+[.T5]+[.X5]+[.AB5]+[.AF5]+[.AJ5]+[.AN5]+[.AR5]+[.AV5]+[.AZ5]+[.BD5]+[.BH5])/15" office:value-type="float" office:value="54304.4" calcext:value-type="float">
            <text:p>5.4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50781" calcext:value-type="float">
            <text:p>5078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4117" calcext:value-type="float">
            <text:p>7411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2901" calcext:value-type="float">
            <text:p>5290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335" calcext:value-type="float">
            <text:p>833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170" calcext:value-type="float">
            <text:p>111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5348" calcext:value-type="float">
            <text:p>7534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997" calcext:value-type="float">
            <text:p>1399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1775" calcext:value-type="float">
            <text:p>5177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5225" calcext:value-type="float">
            <text:p>5522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756" calcext:value-type="float">
            <text:p>67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2278" calcext:value-type="float">
            <text:p>6227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733" calcext:value-type="float">
            <text:p>473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3107" calcext:value-type="float">
            <text:p>6310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518" calcext:value-type="float">
            <text:p>651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8530" calcext:value-type="float">
            <text:p>7853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437" calcext:value-type="float">
            <text:p>743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7687" calcext:value-type="float">
            <text:p>7768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500" calcext:value-type="float">
            <text:p>750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3372" calcext:value-type="float">
            <text:p>4337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396" calcext:value-type="float">
            <text:p>839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6695" calcext:value-type="float">
            <text:p>766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355" calcext:value-type="float">
            <text:p>1035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3743" calcext:value-type="float">
            <text:p>4374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241" calcext:value-type="float">
            <text:p>1324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3404" calcext:value-type="float">
            <text:p>6340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270" calcext:value-type="float">
            <text:p>1427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0692" calcext:value-type="float">
            <text:p>6069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312" calcext:value-type="float">
            <text:p>1331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0984" calcext:value-type="float">
            <text:p>6098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892" calcext:value-type="float">
            <text:p>15892</text:p>
          </table:table-cell>
        </table:table-row>
        <table:table-row table:style-name="ro1">
          <table:table-cell office:value-type="string" calcext:value-type="string">
            <text:p>HitMonitoring_3GeVMIPscan_run_050045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7639" calcext:value-type="float">
            <text:p>47639</text:p>
          </table:table-cell>
          <table:table-cell table:formula="of:=([.D7]+[.H7]+[.L7]+[.P7]+[.T7]+[.X7]+[.AB7]+[.AF7]+[.AJ7]+[.AN7]+[.AR7]+[.AV7]+[.AZ7]+[.BD7]+[.BH7])/15" office:value-type="float" office:value="60271.6" calcext:value-type="float">
            <text:p>6.0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60933" calcext:value-type="float">
            <text:p>60933</text:p>
          </table:table-cell>
          <table:table-cell table:style-name="ce6" office:value-type="string" calcext:value-type="string">
            <text:p>n:</text:p>
          </table:table-cell>
          <table:table-cell office:value-type="float" office:value="80981" calcext:value-type="float">
            <text:p>8098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4423" calcext:value-type="float">
            <text:p>344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182" calcext:value-type="float">
            <text:p>618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159" calcext:value-type="float">
            <text:p>1115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919" calcext:value-type="float">
            <text:p>1191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641" calcext:value-type="float">
            <text:p>1364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6690" calcext:value-type="float">
            <text:p>5669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8846" calcext:value-type="float">
            <text:p>4884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857" calcext:value-type="float">
            <text:p>785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1355" calcext:value-type="float">
            <text:p>7135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835" calcext:value-type="float">
            <text:p>583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1028" calcext:value-type="float">
            <text:p>7102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257" calcext:value-type="float">
            <text:p>925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8974" calcext:value-type="float">
            <text:p>8897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148" calcext:value-type="float">
            <text:p>91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8692" calcext:value-type="float">
            <text:p>8869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296" calcext:value-type="float">
            <text:p>929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7685" calcext:value-type="float">
            <text:p>7768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914" calcext:value-type="float">
            <text:p>991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4769" calcext:value-type="float">
            <text:p>8476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213" calcext:value-type="float">
            <text:p>1421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3593" calcext:value-type="float">
            <text:p>4359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543" calcext:value-type="float">
            <text:p>1554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723" calcext:value-type="float">
            <text:p>727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277" calcext:value-type="float">
            <text:p>1627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0392" calcext:value-type="float">
            <text:p>7039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871" calcext:value-type="float">
            <text:p>1787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5861" calcext:value-type="float">
            <text:p>6586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938" calcext:value-type="float">
            <text:p>17938</text:p>
          </table:table-cell>
        </table:table-row>
        <table:table-row table:style-name="ro1">
          <table:table-cell table:style-name="ce4" office:value-type="string" calcext:value-type="string">
            <text:p>HitMonitoring_3GeVMIPscan_run_050046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46736" calcext:value-type="float">
            <text:p>46736</text:p>
          </table:table-cell>
          <table:table-cell table:style-name="ce10" table:formula="of:=([.D9]+[.H9]+[.L9]+[.P9]+[.T9]+[.X9]+[.AB9]+[.AF9]+[.AJ9]+[.AN9]+[.AR9]+[.AV9]+[.AZ9]+[.BD9]+[.BH9])/15" office:value-type="float" office:value="54013.3333333333" calcext:value-type="float">
            <text:p>5.4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54061" calcext:value-type="float">
            <text:p>5406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4445" calcext:value-type="float">
            <text:p>844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822" calcext:value-type="float">
            <text:p>168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969" calcext:value-type="float">
            <text:p>696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684" calcext:value-type="float">
            <text:p>1768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383" calcext:value-type="float">
            <text:p>1038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2244" calcext:value-type="float">
            <text:p>2224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3839" calcext:value-type="float">
            <text:p>8383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7140" calcext:value-type="float">
            <text:p>4714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054" calcext:value-type="float">
            <text:p>805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2840" calcext:value-type="float">
            <text:p>5284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857" calcext:value-type="float">
            <text:p>585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9100" calcext:value-type="float">
            <text:p>5910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399" calcext:value-type="float">
            <text:p>639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5402" calcext:value-type="float">
            <text:p>8540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860" calcext:value-type="float">
            <text:p>886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5249" calcext:value-type="float">
            <text:p>8524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126" calcext:value-type="float">
            <text:p>1112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2653" calcext:value-type="float">
            <text:p>8265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278" calcext:value-type="float">
            <text:p>1227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6400" calcext:value-type="float">
            <text:p>6640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519" calcext:value-type="float">
            <text:p>1851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4578" calcext:value-type="float">
            <text:p>3457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536" calcext:value-type="float">
            <text:p>1753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5201" calcext:value-type="float">
            <text:p>6520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130" calcext:value-type="float">
            <text:p>1613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3760" calcext:value-type="float">
            <text:p>6376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534" calcext:value-type="float">
            <text:p>1453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7066" calcext:value-type="float">
            <text:p>5706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963" calcext:value-type="float">
            <text:p>14963</text:p>
          </table:table-cell>
        </table:table-row>
        <table:table-row table:style-name="ro1">
          <table:table-cell office:value-type="string" calcext:value-type="string">
            <text:p>HitMonitoring_3GeVMIPscan_run_050047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202069" calcext:value-type="float">
            <text:p>202069</text:p>
          </table:table-cell>
          <table:table-cell table:formula="of:=([.D11]+[.H11]+[.L11]+[.P11]+[.T11]+[.X11]+[.AB11]+[.AF11]+[.AJ11]+[.AN11]+[.AR11]+[.AV11]+[.AZ11]+[.BD11]+[.BH11])/15" office:value-type="float" office:value="207621.866666667" calcext:value-type="float">
            <text:p>2.1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141031" calcext:value-type="float">
            <text:p>141031</text:p>
          </table:table-cell>
          <table:table-cell table:style-name="ce6" office:value-type="string" calcext:value-type="string">
            <text:p>n:</text:p>
          </table:table-cell>
          <table:table-cell office:value-type="float" office:value="333562" calcext:value-type="float">
            <text:p>33356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1953" calcext:value-type="float">
            <text:p>4195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5761" calcext:value-type="float">
            <text:p>3576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8186" calcext:value-type="float">
            <text:p>6818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8098" calcext:value-type="float">
            <text:p>3809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3773" calcext:value-type="float">
            <text:p>10377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58820" calcext:value-type="float">
            <text:p>45882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1722" calcext:value-type="float">
            <text:p>14172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2013" calcext:value-type="float">
            <text:p>3201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9414" calcext:value-type="float">
            <text:p>1994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278" calcext:value-type="float">
            <text:p>2927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1325" calcext:value-type="float">
            <text:p>18132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636" calcext:value-type="float">
            <text:p>2963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78208" calcext:value-type="float">
            <text:p>37820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6389" calcext:value-type="float">
            <text:p>10638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76559" calcext:value-type="float">
            <text:p>37655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4302" calcext:value-type="float">
            <text:p>10430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69806" calcext:value-type="float">
            <text:p>36980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0203" calcext:value-type="float">
            <text:p>11020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84885" calcext:value-type="float">
            <text:p>28488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9973" calcext:value-type="float">
            <text:p>7997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35981" calcext:value-type="float">
            <text:p>23598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5666" calcext:value-type="float">
            <text:p>9566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09568" calcext:value-type="float">
            <text:p>20956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6752" calcext:value-type="float">
            <text:p>13675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24454" calcext:value-type="float">
            <text:p>22445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9233" calcext:value-type="float">
            <text:p>792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7463" calcext:value-type="float">
            <text:p>15746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4817" calcext:value-type="float">
            <text:p>64817</text:p>
          </table:table-cell>
        </table:table-row>
        <table:table-row table:style-name="ro1">
          <table:table-cell table:style-name="ce4" office:value-type="string" calcext:value-type="string">
            <text:p>HitMonitoring_3GeVMIPscan_run_050048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48920" calcext:value-type="float">
            <text:p>48920</text:p>
          </table:table-cell>
          <table:table-cell table:style-name="ce10" table:formula="of:=([.D13]+[.H13]+[.L13]+[.P13]+[.T13]+[.X13]+[.AB13]+[.AF13]+[.AJ13]+[.AN13]+[.AR13]+[.AV13]+[.AZ13]+[.BD13]+[.BH13])/15" office:value-type="float" office:value="53385.3333333333" calcext:value-type="float">
            <text:p>5.3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35889" calcext:value-type="float">
            <text:p>3588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7358" calcext:value-type="float">
            <text:p>8735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858" calcext:value-type="float">
            <text:p>1585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970" calcext:value-type="float">
            <text:p>797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7376" calcext:value-type="float">
            <text:p>2737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976" calcext:value-type="float">
            <text:p>997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503" calcext:value-type="float">
            <text:p>1650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7281" calcext:value-type="float">
            <text:p>9728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5460" calcext:value-type="float">
            <text:p>4546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653" calcext:value-type="float">
            <text:p>1165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6662" calcext:value-type="float">
            <text:p>4666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623" calcext:value-type="float">
            <text:p>662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0408" calcext:value-type="float">
            <text:p>504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281" calcext:value-type="float">
            <text:p>828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8549" calcext:value-type="float">
            <text:p>8854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823" calcext:value-type="float">
            <text:p>1382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7765" calcext:value-type="float">
            <text:p>8776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938" calcext:value-type="float">
            <text:p>1393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6477" calcext:value-type="float">
            <text:p>864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559" calcext:value-type="float">
            <text:p>1855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4599" calcext:value-type="float">
            <text:p>8459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039" calcext:value-type="float">
            <text:p>2303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4420" calcext:value-type="float">
            <text:p>6442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947" calcext:value-type="float">
            <text:p>2494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8576" calcext:value-type="float">
            <text:p>5857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733" calcext:value-type="float">
            <text:p>1573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1047" calcext:value-type="float">
            <text:p>6104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654" calcext:value-type="float">
            <text:p>1865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1191" calcext:value-type="float">
            <text:p>3119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542" calcext:value-type="float">
            <text:p>15542</text:p>
          </table:table-cell>
        </table:table-row>
        <table:table-row table:style-name="ro1">
          <table:table-cell office:value-type="string" calcext:value-type="string">
            <text:p>HitMonitoring_3GeVMIPscan_run_050049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7105" calcext:value-type="float">
            <text:p>47105</text:p>
          </table:table-cell>
          <table:table-cell table:formula="of:=([.D15]+[.H15]+[.L15]+[.P15]+[.T15]+[.X15]+[.AB15]+[.AF15]+[.AJ15]+[.AN15]+[.AR15]+[.AV15]+[.AZ15]+[.BD15]+[.BH15])/15" office:value-type="float" office:value="60894.2666666667" calcext:value-type="float">
            <text:p>6.1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47338" calcext:value-type="float">
            <text:p>47338</text:p>
          </table:table-cell>
          <table:table-cell table:style-name="ce6" office:value-type="string" calcext:value-type="string">
            <text:p>n:</text:p>
          </table:table-cell>
          <table:table-cell office:value-type="float" office:value="78835" calcext:value-type="float">
            <text:p>7883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845" calcext:value-type="float">
            <text:p>188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627" calcext:value-type="float">
            <text:p>66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4360" calcext:value-type="float">
            <text:p>2436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042" calcext:value-type="float">
            <text:p>1504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0058" calcext:value-type="float">
            <text:p>2005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2521" calcext:value-type="float">
            <text:p>5252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9000" calcext:value-type="float">
            <text:p>4900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239" calcext:value-type="float">
            <text:p>72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4738" calcext:value-type="float">
            <text:p>5473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843" calcext:value-type="float">
            <text:p>684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3647" calcext:value-type="float">
            <text:p>7364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376" calcext:value-type="float">
            <text:p>837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6495" calcext:value-type="float">
            <text:p>9649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348" calcext:value-type="float">
            <text:p>113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6158" calcext:value-type="float">
            <text:p>9615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389" calcext:value-type="float">
            <text:p>1138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5129" calcext:value-type="float">
            <text:p>9512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720" calcext:value-type="float">
            <text:p>1372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3706" calcext:value-type="float">
            <text:p>9370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498" calcext:value-type="float">
            <text:p>1749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2694" calcext:value-type="float">
            <text:p>6269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338" calcext:value-type="float">
            <text:p>213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8076" calcext:value-type="float">
            <text:p>6807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686" calcext:value-type="float">
            <text:p>2668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783" calcext:value-type="float">
            <text:p>7278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339" calcext:value-type="float">
            <text:p>203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0387" calcext:value-type="float">
            <text:p>4038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452" calcext:value-type="float">
            <text:p>15452</text:p>
          </table:table-cell>
        </table:table-row>
        <table:table-row table:style-name="ro1">
          <table:table-cell table:style-name="ce4" office:value-type="string" calcext:value-type="string">
            <text:p>HitMonitoring_3GeVMIPscan_run_050050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51357" calcext:value-type="float">
            <text:p>51357</text:p>
          </table:table-cell>
          <table:table-cell table:style-name="ce10" table:formula="of:=([.D17]+[.H17]+[.L17]+[.P17]+[.T17]+[.X17]+[.AB17]+[.AF17]+[.AJ17]+[.AN17]+[.AR17]+[.AV17]+[.AZ17]+[.BD17]+[.BH17])/15" office:value-type="float" office:value="58586.0666666667" calcext:value-type="float">
            <text:p>5.9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23209" calcext:value-type="float">
            <text:p>2320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8095" calcext:value-type="float">
            <text:p>8809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307" calcext:value-type="float">
            <text:p>1430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697" calcext:value-type="float">
            <text:p>569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1314" calcext:value-type="float">
            <text:p>2131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404" calcext:value-type="float">
            <text:p>1140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4278" calcext:value-type="float">
            <text:p>2427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6837" calcext:value-type="float">
            <text:p>5683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9408" calcext:value-type="float">
            <text:p>494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441" calcext:value-type="float">
            <text:p>844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3915" calcext:value-type="float">
            <text:p>4391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647" calcext:value-type="float">
            <text:p>764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6102" calcext:value-type="float">
            <text:p>7610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492" calcext:value-type="float">
            <text:p>749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7633" calcext:value-type="float">
            <text:p>9763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821" calcext:value-type="float">
            <text:p>1082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7622" calcext:value-type="float">
            <text:p>976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664" calcext:value-type="float">
            <text:p>1166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5808" calcext:value-type="float">
            <text:p>958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104" calcext:value-type="float">
            <text:p>1210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5004" calcext:value-type="float">
            <text:p>9500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972" calcext:value-type="float">
            <text:p>1897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0286" calcext:value-type="float">
            <text:p>3028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474" calcext:value-type="float">
            <text:p>1947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1927" calcext:value-type="float">
            <text:p>7192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772" calcext:value-type="float">
            <text:p>1377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2288" calcext:value-type="float">
            <text:p>7228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111" calcext:value-type="float">
            <text:p>1611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5690" calcext:value-type="float">
            <text:p>6569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588" calcext:value-type="float">
            <text:p>14588</text:p>
          </table:table-cell>
        </table:table-row>
        <table:table-row table:style-name="ro1">
          <table:table-cell office:value-type="string" calcext:value-type="string">
            <text:p>HitMonitoring_3GeVMIPscan_run_050051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55910" calcext:value-type="float">
            <text:p>55910</text:p>
          </table:table-cell>
          <table:table-cell table:formula="of:=([.D19]+[.H19]+[.L19]+[.P19]+[.T19]+[.X19]+[.AB19]+[.AF19]+[.AJ19]+[.AN19]+[.AR19]+[.AV19]+[.AZ19]+[.BD19]+[.BH19])/15" office:value-type="float" office:value="53766.8666666667" calcext:value-type="float">
            <text:p>5.4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15653" calcext:value-type="float">
            <text:p>15653</text:p>
          </table:table-cell>
          <table:table-cell table:style-name="ce6" office:value-type="string" calcext:value-type="string">
            <text:p>n:</text:p>
          </table:table-cell>
          <table:table-cell office:value-type="float" office:value="104232" calcext:value-type="float">
            <text:p>10423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336" calcext:value-type="float">
            <text:p>1133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703" calcext:value-type="float">
            <text:p>870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341" calcext:value-type="float">
            <text:p>1434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560" calcext:value-type="float">
            <text:p>1556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1628" calcext:value-type="float">
            <text:p>3162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8427" calcext:value-type="float">
            <text:p>684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4993" calcext:value-type="float">
            <text:p>4499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690" calcext:value-type="float">
            <text:p>969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6181" calcext:value-type="float">
            <text:p>4618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469" calcext:value-type="float">
            <text:p>646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4031" calcext:value-type="float">
            <text:p>640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419" calcext:value-type="float">
            <text:p>941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6718" calcext:value-type="float">
            <text:p>9671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327" calcext:value-type="float">
            <text:p>203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6147" calcext:value-type="float">
            <text:p>9614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727" calcext:value-type="float">
            <text:p>167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1948" calcext:value-type="float">
            <text:p>819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264" calcext:value-type="float">
            <text:p>1726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1340" calcext:value-type="float">
            <text:p>9134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927" calcext:value-type="float">
            <text:p>219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862" calcext:value-type="float">
            <text:p>1886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227" calcext:value-type="float">
            <text:p>172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4254" calcext:value-type="float">
            <text:p>7425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293" calcext:value-type="float">
            <text:p>1929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9010" calcext:value-type="float">
            <text:p>4901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172" calcext:value-type="float">
            <text:p>1317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0061" calcext:value-type="float">
            <text:p>7006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742" calcext:value-type="float">
            <text:p>14742</text:p>
          </table:table-cell>
        </table:table-row>
        <table:table-row table:style-name="ro1">
          <table:table-cell table:style-name="ce4" office:value-type="string" calcext:value-type="string">
            <text:p>HitMonitoring_3GeVMIPscan_run_050052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94373" calcext:value-type="float">
            <text:p>94373</text:p>
          </table:table-cell>
          <table:table-cell table:style-name="ce10" table:formula="of:=([.D21]+[.H21]+[.L21]+[.P21]+[.T21]+[.X21]+[.AB21]+[.AF21]+[.AJ21]+[.AN21]+[.AR21]+[.AV21]+[.AZ21]+[.BD21]+[.BH21])/15" office:value-type="float" office:value="115422.266666667" calcext:value-type="float">
            <text:p>1.2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121990" calcext:value-type="float">
            <text:p>12199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7709" calcext:value-type="float">
            <text:p>16770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0827" calcext:value-type="float">
            <text:p>10082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893" calcext:value-type="float">
            <text:p>1489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2010" calcext:value-type="float">
            <text:p>3201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233" calcext:value-type="float">
            <text:p>1823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8677" calcext:value-type="float">
            <text:p>486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3095" calcext:value-type="float">
            <text:p>12309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8745" calcext:value-type="float">
            <text:p>12874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803" calcext:value-type="float">
            <text:p>1380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8608" calcext:value-type="float">
            <text:p>1186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195" calcext:value-type="float">
            <text:p>1019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0320" calcext:value-type="float">
            <text:p>13032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883" calcext:value-type="float">
            <text:p>1088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4764" calcext:value-type="float">
            <text:p>16476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169" calcext:value-type="float">
            <text:p>1516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7025" calcext:value-type="float">
            <text:p>15702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589" calcext:value-type="float">
            <text:p>1558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3266" calcext:value-type="float">
            <text:p>9326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8892" calcext:value-type="float">
            <text:p>2889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9049" calcext:value-type="float">
            <text:p>15904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979" calcext:value-type="float">
            <text:p>2097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2437" calcext:value-type="float">
            <text:p>9243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5200" calcext:value-type="float">
            <text:p>3520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0202" calcext:value-type="float">
            <text:p>13020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3531" calcext:value-type="float">
            <text:p>4353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4735" calcext:value-type="float">
            <text:p>12473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631" calcext:value-type="float">
            <text:p>2563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8679" calcext:value-type="float">
            <text:p>12867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4226" calcext:value-type="float">
            <text:p>34226</text:p>
          </table:table-cell>
        </table:table-row>
        <table:table-row table:style-name="ro1">
          <table:table-cell office:value-type="string" calcext:value-type="string">
            <text:p>HitMonitoring_3GeVMIPscan_run_050053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91833" calcext:value-type="float">
            <text:p>91833</text:p>
          </table:table-cell>
          <table:table-cell table:formula="of:=([.D23]+[.H23]+[.L23]+[.P23]+[.T23]+[.X23]+[.AB23]+[.AF23]+[.AJ23]+[.AN23]+[.AR23]+[.AV23]+[.AZ23]+[.BD23]+[.BH23])/15" office:value-type="float" office:value="120078.133333333" calcext:value-type="float">
            <text:p>1.2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100470" calcext:value-type="float">
            <text:p>100470</text:p>
          </table:table-cell>
          <table:table-cell table:style-name="ce6" office:value-type="string" calcext:value-type="string">
            <text:p>n:</text:p>
          </table:table-cell>
          <table:table-cell office:value-type="float" office:value="169756" calcext:value-type="float">
            <text:p>16975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3483" calcext:value-type="float">
            <text:p>10348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460" calcext:value-type="float">
            <text:p>1446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7567" calcext:value-type="float">
            <text:p>7756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064" calcext:value-type="float">
            <text:p>2706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1645" calcext:value-type="float">
            <text:p>416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7264" calcext:value-type="float">
            <text:p>9726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3552" calcext:value-type="float">
            <text:p>1235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642" calcext:value-type="float">
            <text:p>1364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0959" calcext:value-type="float">
            <text:p>12095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294" calcext:value-type="float">
            <text:p>1329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5611" calcext:value-type="float">
            <text:p>12561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966" calcext:value-type="float">
            <text:p>1296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6476" calcext:value-type="float">
            <text:p>15647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629" calcext:value-type="float">
            <text:p>1762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5983" calcext:value-type="float">
            <text:p>15598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182" calcext:value-type="float">
            <text:p>1818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2301" calcext:value-type="float">
            <text:p>13230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476" calcext:value-type="float">
            <text:p>2147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5185" calcext:value-type="float">
            <text:p>15518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645" calcext:value-type="float">
            <text:p>2564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4981" calcext:value-type="float">
            <text:p>12498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0812" calcext:value-type="float">
            <text:p>4081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0065" calcext:value-type="float">
            <text:p>13006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5640" calcext:value-type="float">
            <text:p>3564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6514" calcext:value-type="float">
            <text:p>1265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7599" calcext:value-type="float">
            <text:p>3759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6380" calcext:value-type="float">
            <text:p>12638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6240" calcext:value-type="float">
            <text:p>46240</text:p>
          </table:table-cell>
        </table:table-row>
        <table:table-row table:style-name="ro1">
          <table:table-cell table:style-name="ce4" office:value-type="string" calcext:value-type="string">
            <text:p>HitMonitoring_3GeVMIPscan_run_050054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88794" calcext:value-type="float">
            <text:p>88794</text:p>
          </table:table-cell>
          <table:table-cell table:style-name="ce10" table:formula="of:=([.D25]+[.H25]+[.L25]+[.P25]+[.T25]+[.X25]+[.AB25]+[.AF25]+[.AJ25]+[.AN25]+[.AR25]+[.AV25]+[.AZ25]+[.BD25]+[.BH25])/15" office:value-type="float" office:value="128660.333333333" calcext:value-type="float">
            <text:p>1.3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98861" calcext:value-type="float">
            <text:p>9886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6792" calcext:value-type="float">
            <text:p>14679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9794" calcext:value-type="float">
            <text:p>10979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810" calcext:value-type="float">
            <text:p>1281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8917" calcext:value-type="float">
            <text:p>8891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707" calcext:value-type="float">
            <text:p>3170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1708" calcext:value-type="float">
            <text:p>317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3534" calcext:value-type="float">
            <text:p>9353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6495" calcext:value-type="float">
            <text:p>1364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288" calcext:value-type="float">
            <text:p>1328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2063" calcext:value-type="float">
            <text:p>13206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349" calcext:value-type="float">
            <text:p>1134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3488" calcext:value-type="float">
            <text:p>13348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727" calcext:value-type="float">
            <text:p>1372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6095" calcext:value-type="float">
            <text:p>1660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412" calcext:value-type="float">
            <text:p>1841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5738" calcext:value-type="float">
            <text:p>16573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290" calcext:value-type="float">
            <text:p>1829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2303" calcext:value-type="float">
            <text:p>16230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807" calcext:value-type="float">
            <text:p>1980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1079" calcext:value-type="float">
            <text:p>16107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503" calcext:value-type="float">
            <text:p>2750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1542" calcext:value-type="float">
            <text:p>13154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1353" calcext:value-type="float">
            <text:p>4135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0324" calcext:value-type="float">
            <text:p>14032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4057" calcext:value-type="float">
            <text:p>3405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6376" calcext:value-type="float">
            <text:p>13637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7426" calcext:value-type="float">
            <text:p>3742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5122" calcext:value-type="float">
            <text:p>1351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4095" calcext:value-type="float">
            <text:p>44095</text:p>
          </table:table-cell>
        </table:table-row>
        <table:table-row table:style-name="ro1">
          <table:table-cell office:value-type="string" calcext:value-type="string">
            <text:p>HitMonitoring_3GeVMIPscan_run_050055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91120" calcext:value-type="float">
            <text:p>91120</text:p>
          </table:table-cell>
          <table:table-cell table:formula="of:=([.D27]+[.H27]+[.L27]+[.P27]+[.T27]+[.X27]+[.AB27]+[.AF27]+[.AJ27]+[.AN27]+[.AR27]+[.AV27]+[.AZ27]+[.BD27]+[.BH27])/15" office:value-type="float" office:value="122423.333333333" calcext:value-type="float">
            <text:p>1.2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102757" calcext:value-type="float">
            <text:p>102757</text:p>
          </table:table-cell>
          <table:table-cell table:style-name="ce6" office:value-type="string" calcext:value-type="string">
            <text:p>n:</text:p>
          </table:table-cell>
          <table:table-cell office:value-type="float" office:value="154322" calcext:value-type="float">
            <text:p>15432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1736" calcext:value-type="float">
            <text:p>7173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472" calcext:value-type="float">
            <text:p>1647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3690" calcext:value-type="float">
            <text:p>5369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532" calcext:value-type="float">
            <text:p>2053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2628" calcext:value-type="float">
            <text:p>6262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3972" calcext:value-type="float">
            <text:p>10397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6147" calcext:value-type="float">
            <text:p>13614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699" calcext:value-type="float">
            <text:p>1469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7066" calcext:value-type="float">
            <text:p>10706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026" calcext:value-type="float">
            <text:p>1402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0577" calcext:value-type="float">
            <text:p>13057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638" calcext:value-type="float">
            <text:p>146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8306" calcext:value-type="float">
            <text:p>16830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725" calcext:value-type="float">
            <text:p>1972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7028" calcext:value-type="float">
            <text:p>16702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294" calcext:value-type="float">
            <text:p>2329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3390" calcext:value-type="float">
            <text:p>16339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505" calcext:value-type="float">
            <text:p>2250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1970" calcext:value-type="float">
            <text:p>16197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307" calcext:value-type="float">
            <text:p>2630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0328" calcext:value-type="float">
            <text:p>12032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7176" calcext:value-type="float">
            <text:p>4717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2040" calcext:value-type="float">
            <text:p>13204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3521" calcext:value-type="float">
            <text:p>3352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2790" calcext:value-type="float">
            <text:p>13279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8990" calcext:value-type="float">
            <text:p>3899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5897" calcext:value-type="float">
            <text:p>12589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9899" calcext:value-type="float">
            <text:p>39899</text:p>
          </table:table-cell>
        </table:table-row>
        <table:table-row table:style-name="ro1">
          <table:table-cell table:style-name="ce4" office:value-type="string" calcext:value-type="string">
            <text:p>HitMonitoring_3GeVMIPscan_run_050056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96190" calcext:value-type="float">
            <text:p>96190</text:p>
          </table:table-cell>
          <table:table-cell table:style-name="ce10" table:formula="of:=([.D29]+[.H29]+[.L29]+[.P29]+[.T29]+[.X29]+[.AB29]+[.AF29]+[.AJ29]+[.AN29]+[.AR29]+[.AV29]+[.AZ29]+[.BD29]+[.BH29])/15" office:value-type="float" office:value="125384.666666667" calcext:value-type="float">
            <text:p>1.3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72739" calcext:value-type="float">
            <text:p>7273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3340" calcext:value-type="float">
            <text:p>15334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2618" calcext:value-type="float">
            <text:p>3261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416" calcext:value-type="float">
            <text:p>2241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8775" calcext:value-type="float">
            <text:p>8877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443" calcext:value-type="float">
            <text:p>204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059" calcext:value-type="float">
            <text:p>6905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9477" calcext:value-type="float">
            <text:p>10947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7687" calcext:value-type="float">
            <text:p>12768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588" calcext:value-type="float">
            <text:p>1758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1815" calcext:value-type="float">
            <text:p>12181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950" calcext:value-type="float">
            <text:p>1495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3492" calcext:value-type="float">
            <text:p>11349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123" calcext:value-type="float">
            <text:p>1612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00101" calcext:value-type="float">
            <text:p>20010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290" calcext:value-type="float">
            <text:p>2729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95689" calcext:value-type="float">
            <text:p>19568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031" calcext:value-type="float">
            <text:p>2703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96377" calcext:value-type="float">
            <text:p>1963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2478" calcext:value-type="float">
            <text:p>3247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80197" calcext:value-type="float">
            <text:p>18019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179" calcext:value-type="float">
            <text:p>3017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3731" calcext:value-type="float">
            <text:p>1337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9313" calcext:value-type="float">
            <text:p>493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2854" calcext:value-type="float">
            <text:p>10285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5879" calcext:value-type="float">
            <text:p>3587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3187" calcext:value-type="float">
            <text:p>15318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0287" calcext:value-type="float">
            <text:p>5028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2449" calcext:value-type="float">
            <text:p>9244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6689" calcext:value-type="float">
            <text:p>36689</text:p>
          </table:table-cell>
        </table:table-row>
        <table:table-row table:style-name="ro1">
          <table:table-cell office:value-type="string" calcext:value-type="string">
            <text:p>HitMonitoring_3GeVMIPscan_run_050057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95227" calcext:value-type="float">
            <text:p>95227</text:p>
          </table:table-cell>
          <table:table-cell table:formula="of:=([.D31]+[.H31]+[.L31]+[.P31]+[.T31]+[.X31]+[.AB31]+[.AF31]+[.AJ31]+[.AN31]+[.AR31]+[.AV31]+[.AZ31]+[.BD31]+[.BH31])/15" office:value-type="float" office:value="122704.4" calcext:value-type="float">
            <text:p>1.2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113994" calcext:value-type="float">
            <text:p>113994</text:p>
          </table:table-cell>
          <table:table-cell table:style-name="ce6" office:value-type="string" calcext:value-type="string">
            <text:p>n:</text:p>
          </table:table-cell>
          <table:table-cell office:value-type="float" office:value="155665" calcext:value-type="float">
            <text:p>15566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9418" calcext:value-type="float">
            <text:p>3941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160" calcext:value-type="float">
            <text:p>2116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2945" calcext:value-type="float">
            <text:p>1229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6353" calcext:value-type="float">
            <text:p>4635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5736" calcext:value-type="float">
            <text:p>5573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4089" calcext:value-type="float">
            <text:p>11408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0251" calcext:value-type="float">
            <text:p>14025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219" calcext:value-type="float">
            <text:p>1421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7324" calcext:value-type="float">
            <text:p>13732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509" calcext:value-type="float">
            <text:p>1550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8884" calcext:value-type="float">
            <text:p>10888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179" calcext:value-type="float">
            <text:p>1517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6032" calcext:value-type="float">
            <text:p>17603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810" calcext:value-type="float">
            <text:p>2181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4492" calcext:value-type="float">
            <text:p>17449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240" calcext:value-type="float">
            <text:p>2324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0152" calcext:value-type="float">
            <text:p>1701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148" calcext:value-type="float">
            <text:p>221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8572" calcext:value-type="float">
            <text:p>16857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4875" calcext:value-type="float">
            <text:p>2487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5582" calcext:value-type="float">
            <text:p>13558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6024" calcext:value-type="float">
            <text:p>4602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1511" calcext:value-type="float">
            <text:p>8151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017" calcext:value-type="float">
            <text:p>3401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7184" calcext:value-type="float">
            <text:p>13718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2538" calcext:value-type="float">
            <text:p>425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8489" calcext:value-type="float">
            <text:p>7848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0189" calcext:value-type="float">
            <text:p>40189</text:p>
          </table:table-cell>
        </table:table-row>
        <table:table-row table:style-name="ro1">
          <table:table-cell table:style-name="ce4" office:value-type="string" calcext:value-type="string">
            <text:p>HitMonitoring_3GeVMIPscan_run_050058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85330" calcext:value-type="float">
            <text:p>85330</text:p>
          </table:table-cell>
          <table:table-cell table:style-name="ce10" table:formula="of:=([.D33]+[.H33]+[.L33]+[.P33]+[.T33]+[.X33]+[.AB33]+[.AF33]+[.AJ33]+[.AN33]+[.AR33]+[.AV33]+[.AZ33]+[.BD33]+[.BH33])/15" office:value-type="float" office:value="128927.8" calcext:value-type="float">
            <text:p>1.3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94510" calcext:value-type="float">
            <text:p>9451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1511" calcext:value-type="float">
            <text:p>14151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4773" calcext:value-type="float">
            <text:p>9477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956" calcext:value-type="float">
            <text:p>119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4286" calcext:value-type="float">
            <text:p>11428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1772" calcext:value-type="float">
            <text:p>4177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9643" calcext:value-type="float">
            <text:p>9964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1051" calcext:value-type="float">
            <text:p>10105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8148" calcext:value-type="float">
            <text:p>12814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347" calcext:value-type="float">
            <text:p>1434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1477" calcext:value-type="float">
            <text:p>1314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781" calcext:value-type="float">
            <text:p>1278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2299" calcext:value-type="float">
            <text:p>12229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383" calcext:value-type="float">
            <text:p>1538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2342" calcext:value-type="float">
            <text:p>16234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333" calcext:value-type="float">
            <text:p>1833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2427" calcext:value-type="float">
            <text:p>16242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481" calcext:value-type="float">
            <text:p>1948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9267" calcext:value-type="float">
            <text:p>15926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712" calcext:value-type="float">
            <text:p>2071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9130" calcext:value-type="float">
            <text:p>15913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511" calcext:value-type="float">
            <text:p>3151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0633" calcext:value-type="float">
            <text:p>13063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5564" calcext:value-type="float">
            <text:p>3556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1109" calcext:value-type="float">
            <text:p>12110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104" calcext:value-type="float">
            <text:p>3010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5487" calcext:value-type="float">
            <text:p>13548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1229" calcext:value-type="float">
            <text:p>4122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8386" calcext:value-type="float">
            <text:p>11838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1080" calcext:value-type="float">
            <text:p>41080</text:p>
          </table:table-cell>
        </table:table-row>
        <table:table-row table:style-name="ro1">
          <table:table-cell office:value-type="string" calcext:value-type="string">
            <text:p>HitMonitoring_3GeVMIPscan_run_050059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95941" calcext:value-type="float">
            <text:p>95941</text:p>
          </table:table-cell>
          <table:table-cell table:formula="of:=([.D35]+[.H35]+[.L35]+[.P35]+[.T35]+[.X35]+[.AB35]+[.AF35]+[.AJ35]+[.AN35]+[.AR35]+[.AV35]+[.AZ35]+[.BD35]+[.BH35])/15" office:value-type="float" office:value="123996.933333333" calcext:value-type="float">
            <text:p>1.2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49795" calcext:value-type="float">
            <text:p>49795</text:p>
          </table:table-cell>
          <table:table-cell table:style-name="ce6" office:value-type="string" calcext:value-type="string">
            <text:p>n:</text:p>
          </table:table-cell>
          <table:table-cell office:value-type="float" office:value="166027" calcext:value-type="float">
            <text:p>1660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0770" calcext:value-type="float">
            <text:p>10077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992" calcext:value-type="float">
            <text:p>1199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4675" calcext:value-type="float">
            <text:p>10467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118" calcext:value-type="float">
            <text:p>2311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4275" calcext:value-type="float">
            <text:p>9427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8209" calcext:value-type="float">
            <text:p>9820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0430" calcext:value-type="float">
            <text:p>13043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305" calcext:value-type="float">
            <text:p>1330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2866" calcext:value-type="float">
            <text:p>13286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395" calcext:value-type="float">
            <text:p>1439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6552" calcext:value-type="float">
            <text:p>1265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317" calcext:value-type="float">
            <text:p>1531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2755" calcext:value-type="float">
            <text:p>16275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325" calcext:value-type="float">
            <text:p>1932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2615" calcext:value-type="float">
            <text:p>16261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007" calcext:value-type="float">
            <text:p>2200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8253" calcext:value-type="float">
            <text:p>15825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751" calcext:value-type="float">
            <text:p>1975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7665" calcext:value-type="float">
            <text:p>15766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658" calcext:value-type="float">
            <text:p>2565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0323" calcext:value-type="float">
            <text:p>1003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446" calcext:value-type="float">
            <text:p>3444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5429" calcext:value-type="float">
            <text:p>12542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556" calcext:value-type="float">
            <text:p>2955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0600" calcext:value-type="float">
            <text:p>13060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8182" calcext:value-type="float">
            <text:p>3818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2951" calcext:value-type="float">
            <text:p>12295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9016" calcext:value-type="float">
            <text:p>39016</text:p>
          </table:table-cell>
        </table:table-row>
        <table:table-row table:style-name="ro1">
          <table:table-cell table:style-name="ce4" office:value-type="string" calcext:value-type="string">
            <text:p>HitMonitoring_3GeVMIPscan_run_050060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92308" calcext:value-type="float">
            <text:p>92308</text:p>
          </table:table-cell>
          <table:table-cell table:style-name="ce10" table:formula="of:=([.D37]+[.H37]+[.L37]+[.P37]+[.T37]+[.X37]+[.AB37]+[.AF37]+[.AJ37]+[.AN37]+[.AR37]+[.AV37]+[.AZ37]+[.BD37]+[.BH37])/15" office:value-type="float" office:value="112649.866666667" calcext:value-type="float">
            <text:p>1.1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46612" calcext:value-type="float">
            <text:p>4661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8342" calcext:value-type="float">
            <text:p>14834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5198" calcext:value-type="float">
            <text:p>451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010" calcext:value-type="float">
            <text:p>901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2012" calcext:value-type="float">
            <text:p>8201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7935" calcext:value-type="float">
            <text:p>12793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5580" calcext:value-type="float">
            <text:p>7558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9676" calcext:value-type="float">
            <text:p>13967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8501" calcext:value-type="float">
            <text:p>12850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855" calcext:value-type="float">
            <text:p>1285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2728" calcext:value-type="float">
            <text:p>13272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590" calcext:value-type="float">
            <text:p>1259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8809" calcext:value-type="float">
            <text:p>11880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446" calcext:value-type="float">
            <text:p>1044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3986" calcext:value-type="float">
            <text:p>16398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501" calcext:value-type="float">
            <text:p>1750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3437" calcext:value-type="float">
            <text:p>16343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050" calcext:value-type="float">
            <text:p>1905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3608" calcext:value-type="float">
            <text:p>1536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216" calcext:value-type="float">
            <text:p>1621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3459" calcext:value-type="float">
            <text:p>14345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595" calcext:value-type="float">
            <text:p>1959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1901" calcext:value-type="float">
            <text:p>6190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171" calcext:value-type="float">
            <text:p>2317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5131" calcext:value-type="float">
            <text:p>1251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955" calcext:value-type="float">
            <text:p>2095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4757" calcext:value-type="float">
            <text:p>1247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868" calcext:value-type="float">
            <text:p>2686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4029" calcext:value-type="float">
            <text:p>12402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845" calcext:value-type="float">
            <text:p>27845</text:p>
          </table:table-cell>
        </table:table-row>
        <table:table-row table:style-name="ro1">
          <table:table-cell office:value-type="string" calcext:value-type="string">
            <text:p>HitMonitoring_3GeVMIPscan_run_050061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1857" calcext:value-type="float">
            <text:p>41857</text:p>
          </table:table-cell>
          <table:table-cell table:formula="of:=([.D39]+[.H39]+[.L39]+[.P39]+[.T39]+[.X39]+[.AB39]+[.AF39]+[.AJ39]+[.AN39]+[.AR39]+[.AV39]+[.AZ39]+[.BD39]+[.BH39])/15" office:value-type="float" office:value="57480.8" calcext:value-type="float">
            <text:p>5.7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59193" calcext:value-type="float">
            <text:p>59193</text:p>
          </table:table-cell>
          <table:table-cell table:style-name="ce6" office:value-type="string" calcext:value-type="string">
            <text:p>n:</text:p>
          </table:table-cell>
          <table:table-cell office:value-type="float" office:value="85526" calcext:value-type="float">
            <text:p>8552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4502" calcext:value-type="float">
            <text:p>4450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045" calcext:value-type="float">
            <text:p>704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2597" calcext:value-type="float">
            <text:p>2259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3806" calcext:value-type="float">
            <text:p>4380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7989" calcext:value-type="float">
            <text:p>3798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0591" calcext:value-type="float">
            <text:p>5059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8557" calcext:value-type="float">
            <text:p>5855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848" calcext:value-type="float">
            <text:p>68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7236" calcext:value-type="float">
            <text:p>5723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217" calcext:value-type="float">
            <text:p>521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7819" calcext:value-type="float">
            <text:p>5781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052" calcext:value-type="float">
            <text:p>605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6599" calcext:value-type="float">
            <text:p>7659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270" calcext:value-type="float">
            <text:p>727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5518" calcext:value-type="float">
            <text:p>7551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542" calcext:value-type="float">
            <text:p>754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6633" calcext:value-type="float">
            <text:p>6663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012" calcext:value-type="float">
            <text:p>901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814" calcext:value-type="float">
            <text:p>728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116" calcext:value-type="float">
            <text:p>1611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2716" calcext:value-type="float">
            <text:p>4271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938" calcext:value-type="float">
            <text:p>149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4779" calcext:value-type="float">
            <text:p>6477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729" calcext:value-type="float">
            <text:p>1372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3431" calcext:value-type="float">
            <text:p>634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203" calcext:value-type="float">
            <text:p>1520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1829" calcext:value-type="float">
            <text:p>6182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519" calcext:value-type="float">
            <text:p>16519</text:p>
          </table:table-cell>
        </table:table-row>
        <table:table-row table:style-name="ro1">
          <table:table-cell table:style-name="ce4" office:value-type="string" calcext:value-type="string">
            <text:p>HitMonitoring_3GeVMIPscan_run_050063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41522" calcext:value-type="float">
            <text:p>41522</text:p>
          </table:table-cell>
          <table:table-cell table:style-name="ce10" table:formula="of:=([.D41]+[.H41]+[.L41]+[.P41]+[.T41]+[.X41]+[.AB41]+[.AF41]+[.AJ41]+[.AN41]+[.AR41]+[.AV41]+[.AZ41]+[.BD41]+[.BH41])/15" office:value-type="float" office:value="63428.6" calcext:value-type="float">
            <text:p>6.3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52794" calcext:value-type="float">
            <text:p>5279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8225" calcext:value-type="float">
            <text:p>6822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7022" calcext:value-type="float">
            <text:p>470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430" calcext:value-type="float">
            <text:p>543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6422" calcext:value-type="float">
            <text:p>464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106" calcext:value-type="float">
            <text:p>1110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6345" calcext:value-type="float">
            <text:p>2634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2662" calcext:value-type="float">
            <text:p>4266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8505" calcext:value-type="float">
            <text:p>6850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528" calcext:value-type="float">
            <text:p>752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3208" calcext:value-type="float">
            <text:p>532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942" calcext:value-type="float">
            <text:p>594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3107" calcext:value-type="float">
            <text:p>6310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217" calcext:value-type="float">
            <text:p>721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0631" calcext:value-type="float">
            <text:p>806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674" calcext:value-type="float">
            <text:p>967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0444" calcext:value-type="float">
            <text:p>8044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586" calcext:value-type="float">
            <text:p>958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3314" calcext:value-type="float">
            <text:p>7331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777" calcext:value-type="float">
            <text:p>1077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8889" calcext:value-type="float">
            <text:p>7888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490" calcext:value-type="float">
            <text:p>1349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360" calcext:value-type="float">
            <text:p>6936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475" calcext:value-type="float">
            <text:p>1847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1967" calcext:value-type="float">
            <text:p>7196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138" calcext:value-type="float">
            <text:p>1813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1164" calcext:value-type="float">
            <text:p>7116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622" calcext:value-type="float">
            <text:p>2162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8257" calcext:value-type="float">
            <text:p>682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482" calcext:value-type="float">
            <text:p>23482</text:p>
          </table:table-cell>
        </table:table-row>
        <table:table-row table:style-name="ro1">
          <table:table-cell office:value-type="string" calcext:value-type="string">
            <text:p>HitMonitoring_3GeVMIPscan_run_050064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4188" calcext:value-type="float">
            <text:p>44188</text:p>
          </table:table-cell>
          <table:table-cell table:formula="of:=([.D43]+[.H43]+[.L43]+[.P43]+[.T43]+[.X43]+[.AB43]+[.AF43]+[.AJ43]+[.AN43]+[.AR43]+[.AV43]+[.AZ43]+[.BD43]+[.BH43])/15" office:value-type="float" office:value="61421.5333333333" calcext:value-type="float">
            <text:p>6.1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51520" calcext:value-type="float">
            <text:p>51520</text:p>
          </table:table-cell>
          <table:table-cell table:style-name="ce6" office:value-type="string" calcext:value-type="string">
            <text:p>n:</text:p>
          </table:table-cell>
          <table:table-cell office:value-type="float" office:value="74874" calcext:value-type="float">
            <text:p>7487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6959" calcext:value-type="float">
            <text:p>3695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525" calcext:value-type="float">
            <text:p>652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981" calcext:value-type="float">
            <text:p>1398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388" calcext:value-type="float">
            <text:p>1038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4379" calcext:value-type="float">
            <text:p>4437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6073" calcext:value-type="float">
            <text:p>4607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9410" calcext:value-type="float">
            <text:p>6941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126" calcext:value-type="float">
            <text:p>812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5088" calcext:value-type="float">
            <text:p>3508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286" calcext:value-type="float">
            <text:p>628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6152" calcext:value-type="float">
            <text:p>661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493" calcext:value-type="float">
            <text:p>649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3400" calcext:value-type="float">
            <text:p>8340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238" calcext:value-type="float">
            <text:p>102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8648" calcext:value-type="float">
            <text:p>786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086" calcext:value-type="float">
            <text:p>1108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1938" calcext:value-type="float">
            <text:p>8193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176" calcext:value-type="float">
            <text:p>1117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9948" calcext:value-type="float">
            <text:p>799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136" calcext:value-type="float">
            <text:p>1213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9264" calcext:value-type="float">
            <text:p>6926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936" calcext:value-type="float">
            <text:p>1893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1427" calcext:value-type="float">
            <text:p>7142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155" calcext:value-type="float">
            <text:p>1715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399" calcext:value-type="float">
            <text:p>7239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770" calcext:value-type="float">
            <text:p>2077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6810" calcext:value-type="float">
            <text:p>6681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352" calcext:value-type="float">
            <text:p>20352</text:p>
          </table:table-cell>
        </table:table-row>
        <table:table-row table:style-name="ro1">
          <table:table-cell table:style-name="ce4" office:value-type="string" calcext:value-type="string">
            <text:p>HitMonitoring_3GeVMIPscan_run_050065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46959" calcext:value-type="float">
            <text:p>46959</text:p>
          </table:table-cell>
          <table:table-cell table:style-name="ce10" table:formula="of:=([.D45]+[.H45]+[.L45]+[.P45]+[.T45]+[.X45]+[.AB45]+[.AF45]+[.AJ45]+[.AN45]+[.AR45]+[.AV45]+[.AZ45]+[.BD45]+[.BH45])/15" office:value-type="float" office:value="61915.5333333333" calcext:value-type="float">
            <text:p>6.2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43270" calcext:value-type="float">
            <text:p>432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5948" calcext:value-type="float">
            <text:p>8594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670" calcext:value-type="float">
            <text:p>136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770" calcext:value-type="float">
            <text:p>677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2377" calcext:value-type="float">
            <text:p>323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378" calcext:value-type="float">
            <text:p>1037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4726" calcext:value-type="float">
            <text:p>2472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8039" calcext:value-type="float">
            <text:p>4803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8570" calcext:value-type="float">
            <text:p>785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448" calcext:value-type="float">
            <text:p>1144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6596" calcext:value-type="float">
            <text:p>5659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315" calcext:value-type="float">
            <text:p>831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1374" calcext:value-type="float">
            <text:p>5137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289" calcext:value-type="float">
            <text:p>928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0971" calcext:value-type="float">
            <text:p>10097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268" calcext:value-type="float">
            <text:p>1726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1323" calcext:value-type="float">
            <text:p>9132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667" calcext:value-type="float">
            <text:p>1766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7644" calcext:value-type="float">
            <text:p>9764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748" calcext:value-type="float">
            <text:p>1874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2633" calcext:value-type="float">
            <text:p>7263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610" calcext:value-type="float">
            <text:p>1761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8278" calcext:value-type="float">
            <text:p>7827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858" calcext:value-type="float">
            <text:p>2385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9790" calcext:value-type="float">
            <text:p>5979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545" calcext:value-type="float">
            <text:p>215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9598" calcext:value-type="float">
            <text:p>795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525" calcext:value-type="float">
            <text:p>3052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7913" calcext:value-type="float">
            <text:p>479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928" calcext:value-type="float">
            <text:p>20928</text:p>
          </table:table-cell>
        </table:table-row>
        <table:table-row table:style-name="ro1">
          <table:table-cell office:value-type="string" calcext:value-type="string">
            <text:p>HitMonitoring_3GeVMIPscan_run_050066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2804" calcext:value-type="float">
            <text:p>42804</text:p>
          </table:table-cell>
          <table:table-cell table:formula="of:=([.D47]+[.H47]+[.L47]+[.P47]+[.T47]+[.X47]+[.AB47]+[.AF47]+[.AJ47]+[.AN47]+[.AR47]+[.AV47]+[.AZ47]+[.BD47]+[.BH47])/15" office:value-type="float" office:value="59768.1333333333" calcext:value-type="float">
            <text:p>6.0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52855" calcext:value-type="float">
            <text:p>52855</text:p>
          </table:table-cell>
          <table:table-cell table:style-name="ce6" office:value-type="string" calcext:value-type="string">
            <text:p>n:</text:p>
          </table:table-cell>
          <table:table-cell office:value-type="float" office:value="87871" calcext:value-type="float">
            <text:p>8787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060" calcext:value-type="float">
            <text:p>1306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814" calcext:value-type="float">
            <text:p>681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9964" calcext:value-type="float">
            <text:p>5996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058" calcext:value-type="float">
            <text:p>1505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9047" calcext:value-type="float">
            <text:p>3904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8152" calcext:value-type="float">
            <text:p>4815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9562" calcext:value-type="float">
            <text:p>6956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405" calcext:value-type="float">
            <text:p>940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7689" calcext:value-type="float">
            <text:p>6768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197" calcext:value-type="float">
            <text:p>719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9286" calcext:value-type="float">
            <text:p>3928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953" calcext:value-type="float">
            <text:p>695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3606" calcext:value-type="float">
            <text:p>8360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392" calcext:value-type="float">
            <text:p>1039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2487" calcext:value-type="float">
            <text:p>8248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416" calcext:value-type="float">
            <text:p>1141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6234" calcext:value-type="float">
            <text:p>7623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918" calcext:value-type="float">
            <text:p>1391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4388" calcext:value-type="float">
            <text:p>7438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107" calcext:value-type="float">
            <text:p>1610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6902" calcext:value-type="float">
            <text:p>6690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774" calcext:value-type="float">
            <text:p>2077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2333" calcext:value-type="float">
            <text:p>5233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324" calcext:value-type="float">
            <text:p>1532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9374" calcext:value-type="float">
            <text:p>6937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018" calcext:value-type="float">
            <text:p>2201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9735" calcext:value-type="float">
            <text:p>4973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025" calcext:value-type="float">
            <text:p>18025</text:p>
          </table:table-cell>
        </table:table-row>
        <table:table-row table:style-name="ro1">
          <table:table-cell table:style-name="ce4" office:value-type="string" calcext:value-type="string">
            <text:p>HitMonitoring_3GeVMIPscan_run_050067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41770" calcext:value-type="float">
            <text:p>41770</text:p>
          </table:table-cell>
          <table:table-cell table:style-name="ce10" table:formula="of:=([.D49]+[.H49]+[.L49]+[.P49]+[.T49]+[.X49]+[.AB49]+[.AF49]+[.AJ49]+[.AN49]+[.AR49]+[.AV49]+[.AZ49]+[.BD49]+[.BH49])/15" office:value-type="float" office:value="65767.6" calcext:value-type="float">
            <text:p>6.6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58345" calcext:value-type="float">
            <text:p>5834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3509" calcext:value-type="float">
            <text:p>7350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1072" calcext:value-type="float">
            <text:p>4107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329" calcext:value-type="float">
            <text:p>532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8780" calcext:value-type="float">
            <text:p>5878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097" calcext:value-type="float">
            <text:p>1309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6339" calcext:value-type="float">
            <text:p>4633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5464" calcext:value-type="float">
            <text:p>4546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0530" calcext:value-type="float">
            <text:p>7053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473" calcext:value-type="float">
            <text:p>747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0081" calcext:value-type="float">
            <text:p>7008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870" calcext:value-type="float">
            <text:p>687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2071" calcext:value-type="float">
            <text:p>6207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279" calcext:value-type="float">
            <text:p>727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3025" calcext:value-type="float">
            <text:p>8302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740" calcext:value-type="float">
            <text:p>1074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2796" calcext:value-type="float">
            <text:p>8279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527" calcext:value-type="float">
            <text:p>1152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3946" calcext:value-type="float">
            <text:p>6394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552" calcext:value-type="float">
            <text:p>1055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0329" calcext:value-type="float">
            <text:p>8032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717" calcext:value-type="float">
            <text:p>1471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5978" calcext:value-type="float">
            <text:p>6597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291" calcext:value-type="float">
            <text:p>2029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6861" calcext:value-type="float">
            <text:p>6686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582" calcext:value-type="float">
            <text:p>1758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1773" calcext:value-type="float">
            <text:p>7177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329" calcext:value-type="float">
            <text:p>2432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4588" calcext:value-type="float">
            <text:p>6458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760" calcext:value-type="float">
            <text:p>24760</text:p>
          </table:table-cell>
        </table:table-row>
        <table:table-row table:style-name="ro1">
          <table:table-cell office:value-type="string" calcext:value-type="string">
            <text:p>HitMonitoring_3GeVMIPscan_run_050068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3614" calcext:value-type="float">
            <text:p>43614</text:p>
          </table:table-cell>
          <table:table-cell table:formula="of:=([.D51]+[.H51]+[.L51]+[.P51]+[.T51]+[.X51]+[.AB51]+[.AF51]+[.AJ51]+[.AN51]+[.AR51]+[.AV51]+[.AZ51]+[.BD51]+[.BH51])/15" office:value-type="float" office:value="60844.7333333333" calcext:value-type="float">
            <text:p>6.1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47927" calcext:value-type="float">
            <text:p>47927</text:p>
          </table:table-cell>
          <table:table-cell table:style-name="ce6" office:value-type="string" calcext:value-type="string">
            <text:p>n:</text:p>
          </table:table-cell>
          <table:table-cell office:value-type="float" office:value="84615" calcext:value-type="float">
            <text:p>8461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8728" calcext:value-type="float">
            <text:p>4872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206" calcext:value-type="float">
            <text:p>520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9349" calcext:value-type="float">
            <text:p>5934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060" calcext:value-type="float">
            <text:p>1606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4518" calcext:value-type="float">
            <text:p>3451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3440" calcext:value-type="float">
            <text:p>4344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6645" calcext:value-type="float">
            <text:p>666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765" calcext:value-type="float">
            <text:p>776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7029" calcext:value-type="float">
            <text:p>6702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257" calcext:value-type="float">
            <text:p>625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8494" calcext:value-type="float">
            <text:p>5849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012" calcext:value-type="float">
            <text:p>601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9855" calcext:value-type="float">
            <text:p>7985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196" calcext:value-type="float">
            <text:p>919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9248" calcext:value-type="float">
            <text:p>792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179" calcext:value-type="float">
            <text:p>1117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4349" calcext:value-type="float">
            <text:p>6434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755" calcext:value-type="float">
            <text:p>975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6490" calcext:value-type="float">
            <text:p>7649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327" calcext:value-type="float">
            <text:p>123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2414" calcext:value-type="float">
            <text:p>424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210" calcext:value-type="float">
            <text:p>1521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6569" calcext:value-type="float">
            <text:p>5656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495" calcext:value-type="float">
            <text:p>1449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7162" calcext:value-type="float">
            <text:p>6716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675" calcext:value-type="float">
            <text:p>1867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3894" calcext:value-type="float">
            <text:p>6389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720" calcext:value-type="float">
            <text:p>19720</text:p>
          </table:table-cell>
        </table:table-row>
        <table:table-row table:style-name="ro1">
          <table:table-cell table:style-name="ce4" office:value-type="string" calcext:value-type="string">
            <text:p>HitMonitoring_3GeVMIPscan_run_050069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46990" calcext:value-type="float">
            <text:p>46990</text:p>
          </table:table-cell>
          <table:table-cell table:style-name="ce10" table:formula="of:=([.D53]+[.H53]+[.L53]+[.P53]+[.T53]+[.X53]+[.AB53]+[.AF53]+[.AJ53]+[.AN53]+[.AR53]+[.AV53]+[.AZ53]+[.BD53]+[.BH53])/15" office:value-type="float" office:value="59083.9333333333" calcext:value-type="float">
            <text:p>5.9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34252" calcext:value-type="float">
            <text:p>3425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6918" calcext:value-type="float">
            <text:p>8691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3658" calcext:value-type="float">
            <text:p>3365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889" calcext:value-type="float">
            <text:p>488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7635" calcext:value-type="float">
            <text:p>5763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107" calcext:value-type="float">
            <text:p>1010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6645" calcext:value-type="float">
            <text:p>2664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0413" calcext:value-type="float">
            <text:p>504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7695" calcext:value-type="float">
            <text:p>676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090" calcext:value-type="float">
            <text:p>909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1823" calcext:value-type="float">
            <text:p>7182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964" calcext:value-type="float">
            <text:p>696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2793" calcext:value-type="float">
            <text:p>5279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465" calcext:value-type="float">
            <text:p>646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5975" calcext:value-type="float">
            <text:p>8597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367" calcext:value-type="float">
            <text:p>936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5573" calcext:value-type="float">
            <text:p>8557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691" calcext:value-type="float">
            <text:p>1069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5884" calcext:value-type="float">
            <text:p>7588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467" calcext:value-type="float">
            <text:p>1046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1868" calcext:value-type="float">
            <text:p>8186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730" calcext:value-type="float">
            <text:p>1273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9248" calcext:value-type="float">
            <text:p>2924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833" calcext:value-type="float">
            <text:p>1483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8714" calcext:value-type="float">
            <text:p>4871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359" calcext:value-type="float">
            <text:p>1335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8688" calcext:value-type="float">
            <text:p>6868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672" calcext:value-type="float">
            <text:p>1667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5808" calcext:value-type="float">
            <text:p>658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151" calcext:value-type="float">
            <text:p>18151</text:p>
          </table:table-cell>
        </table:table-row>
        <table:table-row table:style-name="ro1">
          <table:table-cell office:value-type="string" calcext:value-type="string">
            <text:p>HitMonitoring_3GeVMIPscan_run_050070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387304" calcext:value-type="float">
            <text:p>387304</text:p>
          </table:table-cell>
          <table:table-cell table:formula="of:=([.D55]+[.H55]+[.L55]+[.P55]+[.T55]+[.X55]+[.AB55]+[.AF55]+[.AJ55]+[.AN55]+[.AR55]+[.AV55]+[.AZ55]+[.BD55]+[.BH55])/15" office:value-type="float" office:value="395719.133333333" calcext:value-type="float">
            <text:p>4.0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515003" calcext:value-type="float">
            <text:p>515003</text:p>
          </table:table-cell>
          <table:table-cell table:style-name="ce6" office:value-type="string" calcext:value-type="string">
            <text:p>n:</text:p>
          </table:table-cell>
          <table:table-cell office:value-type="float" office:value="948040" calcext:value-type="float">
            <text:p>94804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6331" calcext:value-type="float">
            <text:p>1263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349" calcext:value-type="float">
            <text:p>3434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0262" calcext:value-type="float">
            <text:p>14026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9407" calcext:value-type="float">
            <text:p>8940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24636" calcext:value-type="float">
            <text:p>22463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26329" calcext:value-type="float">
            <text:p>42632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58719" calcext:value-type="float">
            <text:p>45871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5316" calcext:value-type="float">
            <text:p>7531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19815" calcext:value-type="float">
            <text:p>21981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1510" calcext:value-type="float">
            <text:p>4151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15575" calcext:value-type="float">
            <text:p>31557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6668" calcext:value-type="float">
            <text:p>4666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92758" calcext:value-type="float">
            <text:p>69275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0018" calcext:value-type="float">
            <text:p>12001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34457" calcext:value-type="float">
            <text:p>43445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3370" calcext:value-type="float">
            <text:p>6337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85769" calcext:value-type="float">
            <text:p>48576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8439" calcext:value-type="float">
            <text:p>684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44045" calcext:value-type="float">
            <text:p>4440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1268" calcext:value-type="float">
            <text:p>7126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83143" calcext:value-type="float">
            <text:p>28314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4613" calcext:value-type="float">
            <text:p>10461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53374" calcext:value-type="float">
            <text:p>55337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3102" calcext:value-type="float">
            <text:p>17310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20509" calcext:value-type="float">
            <text:p>52050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8704" calcext:value-type="float">
            <text:p>13870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21391" calcext:value-type="float">
            <text:p>52139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2061" calcext:value-type="float">
            <text:p>182061</text:p>
          </table:table-cell>
        </table:table-row>
        <table:table-row table:style-name="ro1">
          <table:table-cell table:style-name="ce4" office:value-type="string" calcext:value-type="string">
            <text:p>HitMonitoring_3GeVMIPscan_run_050072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84140" calcext:value-type="float">
            <text:p>84140</text:p>
          </table:table-cell>
          <table:table-cell table:style-name="ce10" table:formula="of:=([.D57]+[.H57]+[.L57]+[.P57]+[.T57]+[.X57]+[.AB57]+[.AF57]+[.AJ57]+[.AN57]+[.AR57]+[.AV57]+[.AZ57]+[.BD57]+[.BH57])/15" office:value-type="float" office:value="105372.8" calcext:value-type="float">
            <text:p>1.1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112990" calcext:value-type="float">
            <text:p>11299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5302" calcext:value-type="float">
            <text:p>14530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8870" calcext:value-type="float">
            <text:p>288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114" calcext:value-type="float">
            <text:p>1111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1427" calcext:value-type="float">
            <text:p>4142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3021" calcext:value-type="float">
            <text:p>20302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2869" calcext:value-type="float">
            <text:p>10286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6016" calcext:value-type="float">
            <text:p>9601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9508" calcext:value-type="float">
            <text:p>1395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466" calcext:value-type="float">
            <text:p>2046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6599" calcext:value-type="float">
            <text:p>4659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645" calcext:value-type="float">
            <text:p>116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3589" calcext:value-type="float">
            <text:p>6358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874" calcext:value-type="float">
            <text:p>1387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9765" calcext:value-type="float">
            <text:p>16976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382" calcext:value-type="float">
            <text:p>2738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4067" calcext:value-type="float">
            <text:p>11406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637" calcext:value-type="float">
            <text:p>2063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2620" calcext:value-type="float">
            <text:p>10262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035" calcext:value-type="float">
            <text:p>2103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7351" calcext:value-type="float">
            <text:p>11735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332" calcext:value-type="float">
            <text:p>2433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5923" calcext:value-type="float">
            <text:p>12592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0873" calcext:value-type="float">
            <text:p>4087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1598" calcext:value-type="float">
            <text:p>1415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7424" calcext:value-type="float">
            <text:p>4742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0644" calcext:value-type="float">
            <text:p>14064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7450" calcext:value-type="float">
            <text:p>4745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2772" calcext:value-type="float">
            <text:p>13277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5807" calcext:value-type="float">
            <text:p>65807</text:p>
          </table:table-cell>
        </table:table-row>
        <table:table-row table:style-name="ro1">
          <table:table-cell office:value-type="string" calcext:value-type="string">
            <text:p>HitMonitoring_3GeVMIPscan_run_050073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83458" calcext:value-type="float">
            <text:p>83458</text:p>
          </table:table-cell>
          <table:table-cell table:formula="of:=([.D59]+[.H59]+[.L59]+[.P59]+[.T59]+[.X59]+[.AB59]+[.AF59]+[.AJ59]+[.AN59]+[.AR59]+[.AV59]+[.AZ59]+[.BD59]+[.BH59])/15" office:value-type="float" office:value="102739.866666667" calcext:value-type="float">
            <text:p>1.0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110966" calcext:value-type="float">
            <text:p>110966</text:p>
          </table:table-cell>
          <table:table-cell table:style-name="ce6" office:value-type="string" calcext:value-type="string">
            <text:p>n:</text:p>
          </table:table-cell>
          <table:table-cell office:value-type="float" office:value="141024" calcext:value-type="float">
            <text:p>14102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3367" calcext:value-type="float">
            <text:p>2336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400" calcext:value-type="float">
            <text:p>840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3024" calcext:value-type="float">
            <text:p>2302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9039" calcext:value-type="float">
            <text:p>2690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2192" calcext:value-type="float">
            <text:p>11219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2373" calcext:value-type="float">
            <text:p>9237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0616" calcext:value-type="float">
            <text:p>13061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573" calcext:value-type="float">
            <text:p>2357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9788" calcext:value-type="float">
            <text:p>4978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439" calcext:value-type="float">
            <text:p>134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0570" calcext:value-type="float">
            <text:p>8057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241" calcext:value-type="float">
            <text:p>1424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7573" calcext:value-type="float">
            <text:p>16757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281" calcext:value-type="float">
            <text:p>2728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5540" calcext:value-type="float">
            <text:p>10554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478" calcext:value-type="float">
            <text:p>2247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4380" calcext:value-type="float">
            <text:p>13438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4568" calcext:value-type="float">
            <text:p>2456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9531" calcext:value-type="float">
            <text:p>1095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267" calcext:value-type="float">
            <text:p>2326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3893" calcext:value-type="float">
            <text:p>12389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3823" calcext:value-type="float">
            <text:p>4382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2807" calcext:value-type="float">
            <text:p>13280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4938" calcext:value-type="float">
            <text:p>449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3260" calcext:value-type="float">
            <text:p>13326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5689" calcext:value-type="float">
            <text:p>4568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3591" calcext:value-type="float">
            <text:p>10359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6156" calcext:value-type="float">
            <text:p>46156</text:p>
          </table:table-cell>
        </table:table-row>
        <table:table-row table:style-name="ro1">
          <table:table-cell table:style-name="ce4" office:value-type="string" calcext:value-type="string">
            <text:p>HitMonitoring_3GeVMIPscan_run_050074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88205" calcext:value-type="float">
            <text:p>88205</text:p>
          </table:table-cell>
          <table:table-cell table:style-name="ce10" table:formula="of:=([.D61]+[.H61]+[.L61]+[.P61]+[.T61]+[.X61]+[.AB61]+[.AF61]+[.AJ61]+[.AN61]+[.AR61]+[.AV61]+[.AZ61]+[.BD61]+[.BH61])/15" office:value-type="float" office:value="104360.133333333" calcext:value-type="float">
            <text:p>1.0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59213" calcext:value-type="float">
            <text:p>592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0551" calcext:value-type="float">
            <text:p>14055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929" calcext:value-type="float">
            <text:p>1592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569" calcext:value-type="float">
            <text:p>1056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1485" calcext:value-type="float">
            <text:p>6148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8258" calcext:value-type="float">
            <text:p>27825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1026" calcext:value-type="float">
            <text:p>5102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3722" calcext:value-type="float">
            <text:p>9372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9103" calcext:value-type="float">
            <text:p>13910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8177" calcext:value-type="float">
            <text:p>2817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6573" calcext:value-type="float">
            <text:p>10657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002" calcext:value-type="float">
            <text:p>2200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588" calcext:value-type="float">
            <text:p>6958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852" calcext:value-type="float">
            <text:p>1585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89266" calcext:value-type="float">
            <text:p>18926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3339" calcext:value-type="float">
            <text:p>5333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4238" calcext:value-type="float">
            <text:p>15423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5196" calcext:value-type="float">
            <text:p>3519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8528" calcext:value-type="float">
            <text:p>13852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617" calcext:value-type="float">
            <text:p>3161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9651" calcext:value-type="float">
            <text:p>10965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008" calcext:value-type="float">
            <text:p>2700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5968" calcext:value-type="float">
            <text:p>11596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9432" calcext:value-type="float">
            <text:p>4943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4215" calcext:value-type="float">
            <text:p>12421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4376" calcext:value-type="float">
            <text:p>5437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5938" calcext:value-type="float">
            <text:p>14593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2402" calcext:value-type="float">
            <text:p>6240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4681" calcext:value-type="float">
            <text:p>8468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5609" calcext:value-type="float">
            <text:p>45609</text:p>
          </table:table-cell>
        </table:table-row>
        <table:table-row table:style-name="ro1">
          <table:table-cell office:value-type="string" calcext:value-type="string">
            <text:p>HitMonitoring_3GeVMIPscan_run_050075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82113" calcext:value-type="float">
            <text:p>82113</text:p>
          </table:table-cell>
          <table:table-cell table:formula="of:=([.D63]+[.H63]+[.L63]+[.P63]+[.T63]+[.X63]+[.AB63]+[.AF63]+[.AJ63]+[.AN63]+[.AR63]+[.AV63]+[.AZ63]+[.BD63]+[.BH63])/15" office:value-type="float" office:value="99867.5333333333" calcext:value-type="float">
            <text:p>1.0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66734" calcext:value-type="float">
            <text:p>66734</text:p>
          </table:table-cell>
          <table:table-cell table:style-name="ce6" office:value-type="string" calcext:value-type="string">
            <text:p>n:</text:p>
          </table:table-cell>
          <table:table-cell office:value-type="float" office:value="132672" calcext:value-type="float">
            <text:p>13267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238" calcext:value-type="float">
            <text:p>1223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094" calcext:value-type="float">
            <text:p>1009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2888" calcext:value-type="float">
            <text:p>8288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4374" calcext:value-type="float">
            <text:p>26437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114" calcext:value-type="float">
            <text:p>721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4968" calcext:value-type="float">
            <text:p>9496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7847" calcext:value-type="float">
            <text:p>12784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485" calcext:value-type="float">
            <text:p>2648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8587" calcext:value-type="float">
            <text:p>10858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727" calcext:value-type="float">
            <text:p>157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6841" calcext:value-type="float">
            <text:p>6684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229" calcext:value-type="float">
            <text:p>1622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8610" calcext:value-type="float">
            <text:p>15861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0615" calcext:value-type="float">
            <text:p>4061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5722" calcext:value-type="float">
            <text:p>15572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511" calcext:value-type="float">
            <text:p>3451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3914" calcext:value-type="float">
            <text:p>939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930" calcext:value-type="float">
            <text:p>2293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4526" calcext:value-type="float">
            <text:p>11452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002" calcext:value-type="float">
            <text:p>2300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5606" calcext:value-type="float">
            <text:p>10560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1438" calcext:value-type="float">
            <text:p>414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7691" calcext:value-type="float">
            <text:p>11769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3664" calcext:value-type="float">
            <text:p>4366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0679" calcext:value-type="float">
            <text:p>12067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8082" calcext:value-type="float">
            <text:p>4808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4016" calcext:value-type="float">
            <text:p>9401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8538" calcext:value-type="float">
            <text:p>108538</text:p>
          </table:table-cell>
        </table:table-row>
        <table:table-row table:style-name="ro1">
          <table:table-cell table:style-name="ce4" office:value-type="string" calcext:value-type="string">
            <text:p>HitMonitoring_3GeVMIPscan_run_050076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69289" calcext:value-type="float">
            <text:p>69289</text:p>
          </table:table-cell>
          <table:table-cell table:style-name="ce10" table:formula="of:=([.D65]+[.H65]+[.L65]+[.P65]+[.T65]+[.X65]+[.AB65]+[.AF65]+[.AJ65]+[.AN65]+[.AR65]+[.AV65]+[.AZ65]+[.BD65]+[.BH65])/15" office:value-type="float" office:value="95577.4666666667" calcext:value-type="float">
            <text:p>9.6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70659" calcext:value-type="float">
            <text:p>7065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38658" calcext:value-type="float">
            <text:p>33865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1146" calcext:value-type="float">
            <text:p>2114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552" calcext:value-type="float">
            <text:p>955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3013" calcext:value-type="float">
            <text:p>1030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713" calcext:value-type="float">
            <text:p>307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6884" calcext:value-type="float">
            <text:p>5688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4841" calcext:value-type="float">
            <text:p>8484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4643" calcext:value-type="float">
            <text:p>12464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241" calcext:value-type="float">
            <text:p>2624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9399" calcext:value-type="float">
            <text:p>10939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678" calcext:value-type="float">
            <text:p>1467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089" calcext:value-type="float">
            <text:p>6908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700" calcext:value-type="float">
            <text:p>1470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0071" calcext:value-type="float">
            <text:p>15007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5832" calcext:value-type="float">
            <text:p>3583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8170" calcext:value-type="float">
            <text:p>1481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3183" calcext:value-type="float">
            <text:p>3318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6918" calcext:value-type="float">
            <text:p>6691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770" calcext:value-type="float">
            <text:p>1977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0422" calcext:value-type="float">
            <text:p>1104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343" calcext:value-type="float">
            <text:p>233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1518" calcext:value-type="float">
            <text:p>10151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0674" calcext:value-type="float">
            <text:p>4067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4162" calcext:value-type="float">
            <text:p>7416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984" calcext:value-type="float">
            <text:p>3198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2625" calcext:value-type="float">
            <text:p>11262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1823" calcext:value-type="float">
            <text:p>4182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4943" calcext:value-type="float">
            <text:p>11494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4530" calcext:value-type="float">
            <text:p>184530</text:p>
          </table:table-cell>
        </table:table-row>
        <table:table-row table:style-name="ro1">
          <table:table-cell office:value-type="string" calcext:value-type="string">
            <text:p>HitMonitoring_3GeVMIPscan_run_050077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101625" calcext:value-type="float">
            <text:p>101625</text:p>
          </table:table-cell>
          <table:table-cell table:formula="of:=([.D67]+[.H67]+[.L67]+[.P67]+[.T67]+[.X67]+[.AB67]+[.AF67]+[.AJ67]+[.AN67]+[.AR67]+[.AV67]+[.AZ67]+[.BD67]+[.BH67])/15" office:value-type="float" office:value="111139.2" calcext:value-type="float">
            <text:p>1.1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67662" calcext:value-type="float">
            <text:p>67662</text:p>
          </table:table-cell>
          <table:table-cell table:style-name="ce6" office:value-type="string" calcext:value-type="string">
            <text:p>n:</text:p>
          </table:table-cell>
          <table:table-cell office:value-type="float" office:value="161948" calcext:value-type="float">
            <text:p>1619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2991" calcext:value-type="float">
            <text:p>3299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077" calcext:value-type="float">
            <text:p>1407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4860" calcext:value-type="float">
            <text:p>12486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531" calcext:value-type="float">
            <text:p>2953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1339" calcext:value-type="float">
            <text:p>5133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9434" calcext:value-type="float">
            <text:p>10943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7950" calcext:value-type="float">
            <text:p>14795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2646" calcext:value-type="float">
            <text:p>3264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4887" calcext:value-type="float">
            <text:p>12488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838" calcext:value-type="float">
            <text:p>178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4512" calcext:value-type="float">
            <text:p>8451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034" calcext:value-type="float">
            <text:p>1703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9824" calcext:value-type="float">
            <text:p>17982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9135" calcext:value-type="float">
            <text:p>4913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3562" calcext:value-type="float">
            <text:p>17356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1393" calcext:value-type="float">
            <text:p>3139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4612" calcext:value-type="float">
            <text:p>10461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415" calcext:value-type="float">
            <text:p>2941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9044" calcext:value-type="float">
            <text:p>13904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096" calcext:value-type="float">
            <text:p>2709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2557" calcext:value-type="float">
            <text:p>9255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4739" calcext:value-type="float">
            <text:p>447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0520" calcext:value-type="float">
            <text:p>8052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2194" calcext:value-type="float">
            <text:p>4219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5713" calcext:value-type="float">
            <text:p>12571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0382" calcext:value-type="float">
            <text:p>5038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7055" calcext:value-type="float">
            <text:p>13705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5326" calcext:value-type="float">
            <text:p>85326</text:p>
          </table:table-cell>
        </table:table-row>
        <table:table-row table:style-name="ro1">
          <table:table-cell table:style-name="ce4" office:value-type="string" calcext:value-type="string">
            <text:p>HitMonitoring_3GeVMIPscan_run_050078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98275" calcext:value-type="float">
            <text:p>98275</text:p>
          </table:table-cell>
          <table:table-cell table:style-name="ce10" table:formula="of:=([.D69]+[.H69]+[.L69]+[.P69]+[.T69]+[.X69]+[.AB69]+[.AF69]+[.AJ69]+[.AN69]+[.AR69]+[.AV69]+[.AZ69]+[.BD69]+[.BH69])/15" office:value-type="float" office:value="93467" calcext:value-type="float">
            <text:p>9.3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34241" calcext:value-type="float">
            <text:p>3424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7927" calcext:value-type="float">
            <text:p>16792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3991" calcext:value-type="float">
            <text:p>3399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603" calcext:value-type="float">
            <text:p>1260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2932" calcext:value-type="float">
            <text:p>9293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0538" calcext:value-type="float">
            <text:p>5053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2270" calcext:value-type="float">
            <text:p>422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0712" calcext:value-type="float">
            <text:p>14071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3433" calcext:value-type="float">
            <text:p>13343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245" calcext:value-type="float">
            <text:p>272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5396" calcext:value-type="float">
            <text:p>12539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003" calcext:value-type="float">
            <text:p>1700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8510" calcext:value-type="float">
            <text:p>6851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212" calcext:value-type="float">
            <text:p>2521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3126" calcext:value-type="float">
            <text:p>16312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6995" calcext:value-type="float">
            <text:p>4699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9349" calcext:value-type="float">
            <text:p>15934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864" calcext:value-type="float">
            <text:p>2786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3788" calcext:value-type="float">
            <text:p>8378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255" calcext:value-type="float">
            <text:p>2725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7673" calcext:value-type="float">
            <text:p>13767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077" calcext:value-type="float">
            <text:p>3007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5912" calcext:value-type="float">
            <text:p>5591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8134" calcext:value-type="float">
            <text:p>3813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0557" calcext:value-type="float">
            <text:p>505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516" calcext:value-type="float">
            <text:p>3051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6815" calcext:value-type="float">
            <text:p>9681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5320" calcext:value-type="float">
            <text:p>3532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4012" calcext:value-type="float">
            <text:p>12401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7636" calcext:value-type="float">
            <text:p>57636</text:p>
          </table:table-cell>
        </table:table-row>
        <table:table-row table:style-name="ro1">
          <table:table-cell office:value-type="string" calcext:value-type="string">
            <text:p>HitMonitoring_3GeVMIPscan_run_050079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8517" calcext:value-type="float">
            <text:p>48517</text:p>
          </table:table-cell>
          <table:table-cell table:formula="of:=([.D71]+[.H71]+[.L71]+[.P71]+[.T71]+[.X71]+[.AB71]+[.AF71]+[.AJ71]+[.AN71]+[.AR71]+[.AV71]+[.AZ71]+[.BD71]+[.BH71])/15" office:value-type="float" office:value="35855.0666666667" calcext:value-type="float">
            <text:p>3.6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42855" calcext:value-type="float">
            <text:p>42855</text:p>
          </table:table-cell>
          <table:table-cell table:style-name="ce6" office:value-type="string" calcext:value-type="string">
            <text:p>n:</text:p>
          </table:table-cell>
          <table:table-cell office:value-type="float" office:value="249959" calcext:value-type="float">
            <text:p>24995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045" calcext:value-type="float">
            <text:p>100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436" calcext:value-type="float">
            <text:p>1143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445" calcext:value-type="float">
            <text:p>64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0803" calcext:value-type="float">
            <text:p>4080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221" calcext:value-type="float">
            <text:p>1922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8966" calcext:value-type="float">
            <text:p>5896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2386" calcext:value-type="float">
            <text:p>5238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173" calcext:value-type="float">
            <text:p>3017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2227" calcext:value-type="float">
            <text:p>2222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767" calcext:value-type="float">
            <text:p>876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0880" calcext:value-type="float">
            <text:p>2088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931" calcext:value-type="float">
            <text:p>893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6908" calcext:value-type="float">
            <text:p>7690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1111" calcext:value-type="float">
            <text:p>5111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5729" calcext:value-type="float">
            <text:p>2572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847" calcext:value-type="float">
            <text:p>984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3976" calcext:value-type="float">
            <text:p>3397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322" calcext:value-type="float">
            <text:p>1332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4926" calcext:value-type="float">
            <text:p>2492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581" calcext:value-type="float">
            <text:p>1358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3782" calcext:value-type="float">
            <text:p>3378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078" calcext:value-type="float">
            <text:p>2707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2978" calcext:value-type="float">
            <text:p>6297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0272" calcext:value-type="float">
            <text:p>5027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2841" calcext:value-type="float">
            <text:p>5284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354" calcext:value-type="float">
            <text:p>2735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2627" calcext:value-type="float">
            <text:p>5262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989" calcext:value-type="float">
            <text:p>29989</text:p>
          </table:table-cell>
        </table:table-row>
        <table:table-row table:style-name="ro1">
          <table:table-cell table:style-name="ce4" office:value-type="string" calcext:value-type="string">
            <text:p>HitMonitoring_3GeVMIPscan_run_050080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32225" calcext:value-type="float">
            <text:p>32225</text:p>
          </table:table-cell>
          <table:table-cell table:style-name="ce10" table:formula="of:=([.D73]+[.H73]+[.L73]+[.P73]+[.T73]+[.X73]+[.AB73]+[.AF73]+[.AJ73]+[.AN73]+[.AR73]+[.AV73]+[.AZ73]+[.BD73]+[.BH73])/15" office:value-type="float" office:value="30574.0666666667" calcext:value-type="float">
            <text:p>3.1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31486" calcext:value-type="float">
            <text:p>3148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8985" calcext:value-type="float">
            <text:p>16898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328" calcext:value-type="float">
            <text:p>432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540" calcext:value-type="float">
            <text:p>1354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303" calcext:value-type="float">
            <text:p>730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242" calcext:value-type="float">
            <text:p>1124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395" calcext:value-type="float">
            <text:p>173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8584" calcext:value-type="float">
            <text:p>3858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2303" calcext:value-type="float">
            <text:p>5230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543" calcext:value-type="float">
            <text:p>185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460" calcext:value-type="float">
            <text:p>1746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645" calcext:value-type="float">
            <text:p>56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1497" calcext:value-type="float">
            <text:p>2149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404" calcext:value-type="float">
            <text:p>740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3504" calcext:value-type="float">
            <text:p>6350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999" calcext:value-type="float">
            <text:p>2699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2837" calcext:value-type="float">
            <text:p>2283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007" calcext:value-type="float">
            <text:p>700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9261" calcext:value-type="float">
            <text:p>2926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184" calcext:value-type="float">
            <text:p>1018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4266" calcext:value-type="float">
            <text:p>2426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977" calcext:value-type="float">
            <text:p>797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8000" calcext:value-type="float">
            <text:p>2800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085" calcext:value-type="float">
            <text:p>1508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3282" calcext:value-type="float">
            <text:p>5328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2375" calcext:value-type="float">
            <text:p>3237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1909" calcext:value-type="float">
            <text:p>4190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043" calcext:value-type="float">
            <text:p>210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3780" calcext:value-type="float">
            <text:p>4378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609" calcext:value-type="float">
            <text:p>23609</text:p>
          </table:table-cell>
        </table:table-row>
        <table:table-row table:style-name="ro1">
          <table:table-cell office:value-type="string" calcext:value-type="string">
            <text:p>HitMonitoring_3GeVMIPscan_run_050081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5051" calcext:value-type="float">
            <text:p>45051</text:p>
          </table:table-cell>
          <table:table-cell table:formula="of:=([.D75]+[.H75]+[.L75]+[.P75]+[.T75]+[.X75]+[.AB75]+[.AF75]+[.AJ75]+[.AN75]+[.AR75]+[.AV75]+[.AZ75]+[.BD75]+[.BH75])/15" office:value-type="float" office:value="50009.6" calcext:value-type="float">
            <text:p>5.0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57746" calcext:value-type="float">
            <text:p>57746</text:p>
          </table:table-cell>
          <table:table-cell table:style-name="ce6" office:value-type="string" calcext:value-type="string">
            <text:p>n:</text:p>
          </table:table-cell>
          <table:table-cell office:value-type="float" office:value="114880" calcext:value-type="float">
            <text:p>11488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830" calcext:value-type="float">
            <text:p>683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048" calcext:value-type="float">
            <text:p>150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978" calcext:value-type="float">
            <text:p>1997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909" calcext:value-type="float">
            <text:p>1590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4392" calcext:value-type="float">
            <text:p>4439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3223" calcext:value-type="float">
            <text:p>5322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827" calcext:value-type="float">
            <text:p>7282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214" calcext:value-type="float">
            <text:p>1821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0892" calcext:value-type="float">
            <text:p>3089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748" calcext:value-type="float">
            <text:p>67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0477" calcext:value-type="float">
            <text:p>4047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307" calcext:value-type="float">
            <text:p>930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3545" calcext:value-type="float">
            <text:p>935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733" calcext:value-type="float">
            <text:p>257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3889" calcext:value-type="float">
            <text:p>4388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051" calcext:value-type="float">
            <text:p>1005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0028" calcext:value-type="float">
            <text:p>5002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657" calcext:value-type="float">
            <text:p>1265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6710" calcext:value-type="float">
            <text:p>2671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356" calcext:value-type="float">
            <text:p>1035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7117" calcext:value-type="float">
            <text:p>5711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748" calcext:value-type="float">
            <text:p>227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9957" calcext:value-type="float">
            <text:p>7995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6681" calcext:value-type="float">
            <text:p>3668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5408" calcext:value-type="float">
            <text:p>6540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414" calcext:value-type="float">
            <text:p>3041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0348" calcext:value-type="float">
            <text:p>603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542" calcext:value-type="float">
            <text:p>30542</text:p>
          </table:table-cell>
        </table:table-row>
        <table:table-row table:style-name="ro1">
          <table:table-cell table:style-name="ce4" office:value-type="string" calcext:value-type="string">
            <text:p>HitMonitoring_3GeVMIPscan_run_050082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45293" calcext:value-type="float">
            <text:p>45293</text:p>
          </table:table-cell>
          <table:table-cell table:style-name="ce10" table:formula="of:=([.D77]+[.H77]+[.L77]+[.P77]+[.T77]+[.X77]+[.AB77]+[.AF77]+[.AJ77]+[.AN77]+[.AR77]+[.AV77]+[.AZ77]+[.BD77]+[.BH77])/15" office:value-type="float" office:value="49062" calcext:value-type="float">
            <text:p>4.9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63056" calcext:value-type="float">
            <text:p>6305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1272" calcext:value-type="float">
            <text:p>8127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510" calcext:value-type="float">
            <text:p>1051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8012" calcext:value-type="float">
            <text:p>3801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5821" calcext:value-type="float">
            <text:p>2582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614" calcext:value-type="float">
            <text:p>1261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9081" calcext:value-type="float">
            <text:p>4908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6838" calcext:value-type="float">
            <text:p>6683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6815" calcext:value-type="float">
            <text:p>5681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015" calcext:value-type="float">
            <text:p>1401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6615" calcext:value-type="float">
            <text:p>3661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122" calcext:value-type="float">
            <text:p>812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1848" calcext:value-type="float">
            <text:p>4184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693" calcext:value-type="float">
            <text:p>969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3818" calcext:value-type="float">
            <text:p>9381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301" calcext:value-type="float">
            <text:p>2530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3557" calcext:value-type="float">
            <text:p>435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413" calcext:value-type="float">
            <text:p>114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2627" calcext:value-type="float">
            <text:p>4262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769" calcext:value-type="float">
            <text:p>1276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7586" calcext:value-type="float">
            <text:p>2758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661" calcext:value-type="float">
            <text:p>1066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2665" calcext:value-type="float">
            <text:p>5266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683" calcext:value-type="float">
            <text:p>2168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7977" calcext:value-type="float">
            <text:p>779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3137" calcext:value-type="float">
            <text:p>3313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558" calcext:value-type="float">
            <text:p>6955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8992" calcext:value-type="float">
            <text:p>2899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4396" calcext:value-type="float">
            <text:p>4439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022" calcext:value-type="float">
            <text:p>25022</text:p>
          </table:table-cell>
        </table:table-row>
        <table:table-row table:style-name="ro1">
          <table:table-cell office:value-type="string" calcext:value-type="string">
            <text:p>HitMonitoring_3GeVMIPscan_run_050083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51924" calcext:value-type="float">
            <text:p>51924</text:p>
          </table:table-cell>
          <table:table-cell table:formula="of:=([.D79]+[.H79]+[.L79]+[.P79]+[.T79]+[.X79]+[.AB79]+[.AF79]+[.AJ79]+[.AN79]+[.AR79]+[.AV79]+[.AZ79]+[.BD79]+[.BH79])/15" office:value-type="float" office:value="45568.6666666667" calcext:value-type="float">
            <text:p>4.6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27179" calcext:value-type="float">
            <text:p>27179</text:p>
          </table:table-cell>
          <table:table-cell table:style-name="ce6" office:value-type="string" calcext:value-type="string">
            <text:p>n:</text:p>
          </table:table-cell>
          <table:table-cell office:value-type="float" office:value="94416" calcext:value-type="float">
            <text:p>9441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014" calcext:value-type="float">
            <text:p>160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983" calcext:value-type="float">
            <text:p>898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2054" calcext:value-type="float">
            <text:p>2205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890" calcext:value-type="float">
            <text:p>1889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8946" calcext:value-type="float">
            <text:p>2894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0360" calcext:value-type="float">
            <text:p>7036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8221" calcext:value-type="float">
            <text:p>4822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608" calcext:value-type="float">
            <text:p>2360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3422" calcext:value-type="float">
            <text:p>4342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8774" calcext:value-type="float">
            <text:p>2877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1277" calcext:value-type="float">
            <text:p>4127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780" calcext:value-type="float">
            <text:p>1278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4051" calcext:value-type="float">
            <text:p>8405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4297" calcext:value-type="float">
            <text:p>6429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7951" calcext:value-type="float">
            <text:p>5795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816" calcext:value-type="float">
            <text:p>2181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8349" calcext:value-type="float">
            <text:p>4834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174" calcext:value-type="float">
            <text:p>2317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6674" calcext:value-type="float">
            <text:p>3667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470" calcext:value-type="float">
            <text:p>1547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1803" calcext:value-type="float">
            <text:p>5180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8238" calcext:value-type="float">
            <text:p>282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6261" calcext:value-type="float">
            <text:p>6626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8249" calcext:value-type="float">
            <text:p>4824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2843" calcext:value-type="float">
            <text:p>6284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0433" calcext:value-type="float">
            <text:p>404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8485" calcext:value-type="float">
            <text:p>4848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411" calcext:value-type="float">
            <text:p>34411</text:p>
          </table:table-cell>
        </table:table-row>
        <table:table-row table:style-name="ro1">
          <table:table-cell table:style-name="ce4" office:value-type="string" calcext:value-type="string">
            <text:p>HitMonitoring_3GeVMIPscan_run_050084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53431" calcext:value-type="float">
            <text:p>53431</text:p>
          </table:table-cell>
          <table:table-cell table:style-name="ce10" table:formula="of:=([.D81]+[.H81]+[.L81]+[.P81]+[.T81]+[.X81]+[.AB81]+[.AF81]+[.AJ81]+[.AN81]+[.AR81]+[.AV81]+[.AZ81]+[.BD81]+[.BH81])/15" office:value-type="float" office:value="48414.4" calcext:value-type="float">
            <text:p>4.8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39090" calcext:value-type="float">
            <text:p>3909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6403" calcext:value-type="float">
            <text:p>8640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834" calcext:value-type="float">
            <text:p>783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802" calcext:value-type="float">
            <text:p>680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0723" calcext:value-type="float">
            <text:p>4072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259" calcext:value-type="float">
            <text:p>1725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0874" calcext:value-type="float">
            <text:p>4087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7167" calcext:value-type="float">
            <text:p>6716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5087" calcext:value-type="float">
            <text:p>4508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2845" calcext:value-type="float">
            <text:p>428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6880" calcext:value-type="float">
            <text:p>3688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879" calcext:value-type="float">
            <text:p>1587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5970" calcext:value-type="float">
            <text:p>359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171" calcext:value-type="float">
            <text:p>1217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7010" calcext:value-type="float">
            <text:p>8701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8340" calcext:value-type="float">
            <text:p>5834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8120" calcext:value-type="float">
            <text:p>7812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578" calcext:value-type="float">
            <text:p>2557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6074" calcext:value-type="float">
            <text:p>4607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881" calcext:value-type="float">
            <text:p>2488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6441" calcext:value-type="float">
            <text:p>3644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499" calcext:value-type="float">
            <text:p>1749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6358" calcext:value-type="float">
            <text:p>5635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756" calcext:value-type="float">
            <text:p>277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6683" calcext:value-type="float">
            <text:p>6668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444" calcext:value-type="float">
            <text:p>3144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8564" calcext:value-type="float">
            <text:p>4856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8561" calcext:value-type="float">
            <text:p>2856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0508" calcext:value-type="float">
            <text:p>605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6466" calcext:value-type="float">
            <text:p>36466</text:p>
          </table:table-cell>
        </table:table-row>
        <table:table-row table:style-name="ro1">
          <table:table-cell office:value-type="string" calcext:value-type="string">
            <text:p>HitMonitoring_3GeVMIPscan_run_050085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7715" calcext:value-type="float">
            <text:p>47715</text:p>
          </table:table-cell>
          <table:table-cell table:formula="of:=([.D83]+[.H83]+[.L83]+[.P83]+[.T83]+[.X83]+[.AB83]+[.AF83]+[.AJ83]+[.AN83]+[.AR83]+[.AV83]+[.AZ83]+[.BD83]+[.BH83])/15" office:value-type="float" office:value="48395.8666666667" calcext:value-type="float">
            <text:p>4.8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35557" calcext:value-type="float">
            <text:p>35557</text:p>
          </table:table-cell>
          <table:table-cell table:style-name="ce6" office:value-type="string" calcext:value-type="string">
            <text:p>n:</text:p>
          </table:table-cell>
          <table:table-cell office:value-type="float" office:value="77320" calcext:value-type="float">
            <text:p>7732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64" calcext:value-type="float">
            <text:p>726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849" calcext:value-type="float">
            <text:p>684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9596" calcext:value-type="float">
            <text:p>4959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542" calcext:value-type="float">
            <text:p>2554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0305" calcext:value-type="float">
            <text:p>4030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0840" calcext:value-type="float">
            <text:p>8084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1253" calcext:value-type="float">
            <text:p>6125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1572" calcext:value-type="float">
            <text:p>4157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9533" calcext:value-type="float">
            <text:p>3953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690" calcext:value-type="float">
            <text:p>1269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2043" calcext:value-type="float">
            <text:p>5204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460" calcext:value-type="float">
            <text:p>1346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1682" calcext:value-type="float">
            <text:p>8168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5275" calcext:value-type="float">
            <text:p>5527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3373" calcext:value-type="float">
            <text:p>7337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946" calcext:value-type="float">
            <text:p>2394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9164" calcext:value-type="float">
            <text:p>4916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0524" calcext:value-type="float">
            <text:p>7052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8684" calcext:value-type="float">
            <text:p>2868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076" calcext:value-type="float">
            <text:p>1207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1899" calcext:value-type="float">
            <text:p>4189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8251" calcext:value-type="float">
            <text:p>2825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7685" calcext:value-type="float">
            <text:p>5768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642" calcext:value-type="float">
            <text:p>2764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2852" calcext:value-type="float">
            <text:p>428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725" calcext:value-type="float">
            <text:p>2572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5048" calcext:value-type="float">
            <text:p>650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3308" calcext:value-type="float">
            <text:p>53308</text:p>
          </table:table-cell>
        </table:table-row>
        <table:table-row table:style-name="ro1">
          <table:table-cell table:style-name="ce4" office:value-type="string" calcext:value-type="string">
            <text:p>HitMonitoring_3GeVMIPscan_run_050086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53885" calcext:value-type="float">
            <text:p>53885</text:p>
          </table:table-cell>
          <table:table-cell table:style-name="ce10" table:formula="of:=([.D85]+[.H85]+[.L85]+[.P85]+[.T85]+[.X85]+[.AB85]+[.AF85]+[.AJ85]+[.AN85]+[.AR85]+[.AV85]+[.AZ85]+[.BD85]+[.BH85])/15" office:value-type="float" office:value="47107.9333333333" calcext:value-type="float">
            <text:p>4.7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18415" calcext:value-type="float">
            <text:p>1841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7163" calcext:value-type="float">
            <text:p>8716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559" calcext:value-type="float">
            <text:p>855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219" calcext:value-type="float">
            <text:p>721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1433" calcext:value-type="float">
            <text:p>5143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356" calcext:value-type="float">
            <text:p>193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2590" calcext:value-type="float">
            <text:p>4259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8268" calcext:value-type="float">
            <text:p>6826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8674" calcext:value-type="float">
            <text:p>4867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276" calcext:value-type="float">
            <text:p>2727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8863" calcext:value-type="float">
            <text:p>4886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252" calcext:value-type="float">
            <text:p>1025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3017" calcext:value-type="float">
            <text:p>5301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255" calcext:value-type="float">
            <text:p>1125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1619" calcext:value-type="float">
            <text:p>8161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8609" calcext:value-type="float">
            <text:p>5860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3956" calcext:value-type="float">
            <text:p>7395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585" calcext:value-type="float">
            <text:p>1858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8135" calcext:value-type="float">
            <text:p>5813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544" calcext:value-type="float">
            <text:p>3154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5400" calcext:value-type="float">
            <text:p>2540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943" calcext:value-type="float">
            <text:p>119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8286" calcext:value-type="float">
            <text:p>2828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096" calcext:value-type="float">
            <text:p>2109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6857" calcext:value-type="float">
            <text:p>568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276" calcext:value-type="float">
            <text:p>2527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7059" calcext:value-type="float">
            <text:p>4705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692" calcext:value-type="float">
            <text:p>2469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3756" calcext:value-type="float">
            <text:p>6375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7078" calcext:value-type="float">
            <text:p>67078</text:p>
          </table:table-cell>
        </table:table-row>
        <table:table-row table:style-name="ro1">
          <table:table-cell office:value-type="string" calcext:value-type="string">
            <text:p>HitMonitoring_3GeVMIPscan_run_050087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58224" calcext:value-type="float">
            <text:p>58224</text:p>
          </table:table-cell>
          <table:table-cell table:formula="of:=([.D87]+[.H87]+[.L87]+[.P87]+[.T87]+[.X87]+[.AB87]+[.AF87]+[.AJ87]+[.AN87]+[.AR87]+[.AV87]+[.AZ87]+[.BD87]+[.BH87])/15" office:value-type="float" office:value="40907.2" calcext:value-type="float">
            <text:p>4.1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18197" calcext:value-type="float">
            <text:p>18197</text:p>
          </table:table-cell>
          <table:table-cell table:style-name="ce6" office:value-type="string" calcext:value-type="string">
            <text:p>n:</text:p>
          </table:table-cell>
          <table:table-cell office:value-type="float" office:value="91919" calcext:value-type="float">
            <text:p>9191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469" calcext:value-type="float">
            <text:p>1846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037" calcext:value-type="float">
            <text:p>903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1795" calcext:value-type="float">
            <text:p>3179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653" calcext:value-type="float">
            <text:p>1665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6847" calcext:value-type="float">
            <text:p>3684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2124" calcext:value-type="float">
            <text:p>8212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7470" calcext:value-type="float">
            <text:p>4747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488" calcext:value-type="float">
            <text:p>1548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2764" calcext:value-type="float">
            <text:p>3276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463" calcext:value-type="float">
            <text:p>1146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3270" calcext:value-type="float">
            <text:p>4327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449" calcext:value-type="float">
            <text:p>1044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5484" calcext:value-type="float">
            <text:p>7548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2835" calcext:value-type="float">
            <text:p>6283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9049" calcext:value-type="float">
            <text:p>6904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409" calcext:value-type="float">
            <text:p>2040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5394" calcext:value-type="float">
            <text:p>4539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463" calcext:value-type="float">
            <text:p>2746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3415" calcext:value-type="float">
            <text:p>2341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576" calcext:value-type="float">
            <text:p>1257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1457" calcext:value-type="float">
            <text:p>2145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884" calcext:value-type="float">
            <text:p>2388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2653" calcext:value-type="float">
            <text:p>5265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000" calcext:value-type="float">
            <text:p>2500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1096" calcext:value-type="float">
            <text:p>4109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897" calcext:value-type="float">
            <text:p>2289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6248" calcext:value-type="float">
            <text:p>562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3894" calcext:value-type="float">
            <text:p>63894</text:p>
          </table:table-cell>
        </table:table-row>
        <table:table-row table:style-name="ro1">
          <table:table-cell table:style-name="ce4" office:value-type="string" calcext:value-type="string">
            <text:p>HitMonitoring_3GeVMIPscan_run_050089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86177" calcext:value-type="float">
            <text:p>86177</text:p>
          </table:table-cell>
          <table:table-cell table:style-name="ce10" table:formula="of:=([.D89]+[.H89]+[.L89]+[.P89]+[.T89]+[.X89]+[.AB89]+[.AF89]+[.AJ89]+[.AN89]+[.AR89]+[.AV89]+[.AZ89]+[.BD89]+[.BH89])/15" office:value-type="float" office:value="102614.533333333" calcext:value-type="float">
            <text:p>1.0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40351" calcext:value-type="float">
            <text:p>4035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6342" calcext:value-type="float">
            <text:p>13634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0946" calcext:value-type="float">
            <text:p>2094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394" calcext:value-type="float">
            <text:p>2539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4252" calcext:value-type="float">
            <text:p>7425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2300" calcext:value-type="float">
            <text:p>26230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0519" calcext:value-type="float">
            <text:p>6051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9537" calcext:value-type="float">
            <text:p>10953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7760" calcext:value-type="float">
            <text:p>13776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020" calcext:value-type="float">
            <text:p>1902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0887" calcext:value-type="float">
            <text:p>11088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348" calcext:value-type="float">
            <text:p>1234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7178" calcext:value-type="float">
            <text:p>11717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186" calcext:value-type="float">
            <text:p>1318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9636" calcext:value-type="float">
            <text:p>16963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8001" calcext:value-type="float">
            <text:p>2800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8198" calcext:value-type="float">
            <text:p>1381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192" calcext:value-type="float">
            <text:p>2019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6062" calcext:value-type="float">
            <text:p>9606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3461" calcext:value-type="float">
            <text:p>5346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1293" calcext:value-type="float">
            <text:p>11129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480" calcext:value-type="float">
            <text:p>2248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3770" calcext:value-type="float">
            <text:p>937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8368" calcext:value-type="float">
            <text:p>3836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7192" calcext:value-type="float">
            <text:p>12719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0089" calcext:value-type="float">
            <text:p>5008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5351" calcext:value-type="float">
            <text:p>11535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6613" calcext:value-type="float">
            <text:p>466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5823" calcext:value-type="float">
            <text:p>12582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1321" calcext:value-type="float">
            <text:p>51321</text:p>
          </table:table-cell>
        </table:table-row>
        <table:table-row table:style-name="ro1">
          <table:table-cell office:value-type="string" calcext:value-type="string">
            <text:p>HitMonitoring_3GeVMIPscan_run_050090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87432" calcext:value-type="float">
            <text:p>87432</text:p>
          </table:table-cell>
          <table:table-cell table:formula="of:=([.D91]+[.H91]+[.L91]+[.P91]+[.T91]+[.X91]+[.AB91]+[.AF91]+[.AJ91]+[.AN91]+[.AR91]+[.AV91]+[.AZ91]+[.BD91]+[.BH91])/15" office:value-type="float" office:value="115778.466666667" calcext:value-type="float">
            <text:p>1.2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67041" calcext:value-type="float">
            <text:p>67041</text:p>
          </table:table-cell>
          <table:table-cell table:style-name="ce6" office:value-type="string" calcext:value-type="string">
            <text:p>n:</text:p>
          </table:table-cell>
          <table:table-cell office:value-type="float" office:value="140807" calcext:value-type="float">
            <text:p>14080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7514" calcext:value-type="float">
            <text:p>575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371" calcext:value-type="float">
            <text:p>1337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0840" calcext:value-type="float">
            <text:p>9084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3830" calcext:value-type="float">
            <text:p>10383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6734" calcext:value-type="float">
            <text:p>9673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6526" calcext:value-type="float">
            <text:p>10652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7634" calcext:value-type="float">
            <text:p>13763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977" calcext:value-type="float">
            <text:p>1897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5790" calcext:value-type="float">
            <text:p>11579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568" calcext:value-type="float">
            <text:p>1256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8299" calcext:value-type="float">
            <text:p>12829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814" calcext:value-type="float">
            <text:p>1381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2107" calcext:value-type="float">
            <text:p>17210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947" calcext:value-type="float">
            <text:p>2594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7169" calcext:value-type="float">
            <text:p>15716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019" calcext:value-type="float">
            <text:p>2001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0651" calcext:value-type="float">
            <text:p>9065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237" calcext:value-type="float">
            <text:p>1923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3916" calcext:value-type="float">
            <text:p>10391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020" calcext:value-type="float">
            <text:p>2202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8471" calcext:value-type="float">
            <text:p>12847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6126" calcext:value-type="float">
            <text:p>3612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4634" calcext:value-type="float">
            <text:p>13463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8233" calcext:value-type="float">
            <text:p>482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7263" calcext:value-type="float">
            <text:p>12726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8165" calcext:value-type="float">
            <text:p>4816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8614" calcext:value-type="float">
            <text:p>1286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9896" calcext:value-type="float">
            <text:p>49896</text:p>
          </table:table-cell>
        </table:table-row>
        <table:table-row table:style-name="ro1">
          <table:table-cell table:style-name="ce4" office:value-type="string" calcext:value-type="string">
            <text:p>HitMonitoring_3GeVMIPscan_run_050091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89486" calcext:value-type="float">
            <text:p>89486</text:p>
          </table:table-cell>
          <table:table-cell table:style-name="ce10" table:formula="of:=([.D93]+[.H93]+[.L93]+[.P93]+[.T93]+[.X93]+[.AB93]+[.AF93]+[.AJ93]+[.AN93]+[.AR93]+[.AV93]+[.AZ93]+[.BD93]+[.BH93])/15" office:value-type="float" office:value="112471.466666667" calcext:value-type="float">
            <text:p>1.1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97880" calcext:value-type="float">
            <text:p>9788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4833" calcext:value-type="float">
            <text:p>14483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6097" calcext:value-type="float">
            <text:p>8609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693" calcext:value-type="float">
            <text:p>2469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1038" calcext:value-type="float">
            <text:p>5103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943" calcext:value-type="float">
            <text:p>229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7772" calcext:value-type="float">
            <text:p>10777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4270" calcext:value-type="float">
            <text:p>11427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0677" calcext:value-type="float">
            <text:p>1306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878" calcext:value-type="float">
            <text:p>1887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2832" calcext:value-type="float">
            <text:p>11283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539" calcext:value-type="float">
            <text:p>1253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6698" calcext:value-type="float">
            <text:p>1166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891" calcext:value-type="float">
            <text:p>1489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4755" calcext:value-type="float">
            <text:p>16475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016" calcext:value-type="float">
            <text:p>2601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8453" calcext:value-type="float">
            <text:p>14845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619" calcext:value-type="float">
            <text:p>2161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9888" calcext:value-type="float">
            <text:p>9988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888" calcext:value-type="float">
            <text:p>2288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4800" calcext:value-type="float">
            <text:p>8480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544" calcext:value-type="float">
            <text:p>2154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7328" calcext:value-type="float">
            <text:p>11732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3480" calcext:value-type="float">
            <text:p>3348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9721" calcext:value-type="float">
            <text:p>12972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0487" calcext:value-type="float">
            <text:p>5048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2102" calcext:value-type="float">
            <text:p>12210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6409" calcext:value-type="float">
            <text:p>4640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7031" calcext:value-type="float">
            <text:p>1170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4362" calcext:value-type="float">
            <text:p>44362</text:p>
          </table:table-cell>
        </table:table-row>
        <table:table-row table:style-name="ro1">
          <table:table-cell office:value-type="string" calcext:value-type="string">
            <text:p>HitMonitoring_3GeVMIPscan_run_050092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96391" calcext:value-type="float">
            <text:p>96391</text:p>
          </table:table-cell>
          <table:table-cell table:formula="of:=([.D95]+[.H95]+[.L95]+[.P95]+[.T95]+[.X95]+[.AB95]+[.AF95]+[.AJ95]+[.AN95]+[.AR95]+[.AV95]+[.AZ95]+[.BD95]+[.BH95])/15" office:value-type="float" office:value="109353.133333333" calcext:value-type="float">
            <text:p>1.1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55147" calcext:value-type="float">
            <text:p>55147</text:p>
          </table:table-cell>
          <table:table-cell table:style-name="ce6" office:value-type="string" calcext:value-type="string">
            <text:p>n:</text:p>
          </table:table-cell>
          <table:table-cell office:value-type="float" office:value="157882" calcext:value-type="float">
            <text:p>15788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4012" calcext:value-type="float">
            <text:p>5401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105" calcext:value-type="float">
            <text:p>1310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9446" calcext:value-type="float">
            <text:p>6944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8301" calcext:value-type="float">
            <text:p>3830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6152" calcext:value-type="float">
            <text:p>761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3024" calcext:value-type="float">
            <text:p>15302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3213" calcext:value-type="float">
            <text:p>9321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979" calcext:value-type="float">
            <text:p>2097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0797" calcext:value-type="float">
            <text:p>11079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209" calcext:value-type="float">
            <text:p>1720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4069" calcext:value-type="float">
            <text:p>12406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727" calcext:value-type="float">
            <text:p>167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2507" calcext:value-type="float">
            <text:p>18250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7220" calcext:value-type="float">
            <text:p>3722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4842" calcext:value-type="float">
            <text:p>16484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2340" calcext:value-type="float">
            <text:p>3234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5254" calcext:value-type="float">
            <text:p>9525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4771" calcext:value-type="float">
            <text:p>2477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9171" calcext:value-type="float">
            <text:p>8917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864" calcext:value-type="float">
            <text:p>2386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3770" calcext:value-type="float">
            <text:p>11377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2805" calcext:value-type="float">
            <text:p>4280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4423" calcext:value-type="float">
            <text:p>1544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0344" calcext:value-type="float">
            <text:p>6034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7191" calcext:value-type="float">
            <text:p>13719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3111" calcext:value-type="float">
            <text:p>5311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0303" calcext:value-type="float">
            <text:p>12030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9451" calcext:value-type="float">
            <text:p>49451</text:p>
          </table:table-cell>
        </table:table-row>
        <table:table-row table:style-name="ro1">
          <table:table-cell table:style-name="ce4" office:value-type="string" calcext:value-type="string">
            <text:p>HitMonitoring_3GeVMIPscan_run_050093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90848" calcext:value-type="float">
            <text:p>90848</text:p>
          </table:table-cell>
          <table:table-cell table:style-name="ce10" table:formula="of:=([.D97]+[.H97]+[.L97]+[.P97]+[.T97]+[.X97]+[.AB97]+[.AF97]+[.AJ97]+[.AN97]+[.AR97]+[.AV97]+[.AZ97]+[.BD97]+[.BH97])/15" office:value-type="float" office:value="116263.533333333" calcext:value-type="float">
            <text:p>1.2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118055" calcext:value-type="float">
            <text:p>11805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6153" calcext:value-type="float">
            <text:p>16615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6122" calcext:value-type="float">
            <text:p>261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223" calcext:value-type="float">
            <text:p>1722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3826" calcext:value-type="float">
            <text:p>11382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9953" calcext:value-type="float">
            <text:p>2995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9670" calcext:value-type="float">
            <text:p>1096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7770" calcext:value-type="float">
            <text:p>12777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2570" calcext:value-type="float">
            <text:p>1125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743" calcext:value-type="float">
            <text:p>197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6215" calcext:value-type="float">
            <text:p>11621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402" calcext:value-type="float">
            <text:p>1740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0932" calcext:value-type="float">
            <text:p>11093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130" calcext:value-type="float">
            <text:p>1513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4191" calcext:value-type="float">
            <text:p>17419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081" calcext:value-type="float">
            <text:p>3008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7379" calcext:value-type="float">
            <text:p>16737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345" calcext:value-type="float">
            <text:p>253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5919" calcext:value-type="float">
            <text:p>10591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4594" calcext:value-type="float">
            <text:p>4459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6597" calcext:value-type="float">
            <text:p>7659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758" calcext:value-type="float">
            <text:p>2175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8218" calcext:value-type="float">
            <text:p>11821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8476" calcext:value-type="float">
            <text:p>3847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9811" calcext:value-type="float">
            <text:p>13981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2364" calcext:value-type="float">
            <text:p>4236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5675" calcext:value-type="float">
            <text:p>12567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5600" calcext:value-type="float">
            <text:p>4560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8773" calcext:value-type="float">
            <text:p>12877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5654" calcext:value-type="float">
            <text:p>45654</text:p>
          </table:table-cell>
        </table:table-row>
        <table:table-row table:style-name="ro1">
          <table:table-cell office:value-type="string" calcext:value-type="string">
            <text:p>HitMonitoring_3GeVMIPscan_run_050094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85742" calcext:value-type="float">
            <text:p>85742</text:p>
          </table:table-cell>
          <table:table-cell table:formula="of:=([.D99]+[.H99]+[.L99]+[.P99]+[.T99]+[.X99]+[.AB99]+[.AF99]+[.AJ99]+[.AN99]+[.AR99]+[.AV99]+[.AZ99]+[.BD99]+[.BH99])/15" office:value-type="float" office:value="122961.533333333" calcext:value-type="float">
            <text:p>1.2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118970" calcext:value-type="float">
            <text:p>118970</text:p>
          </table:table-cell>
          <table:table-cell table:style-name="ce6" office:value-type="string" calcext:value-type="string">
            <text:p>n:</text:p>
          </table:table-cell>
          <table:table-cell office:value-type="float" office:value="155393" calcext:value-type="float">
            <text:p>15539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9178" calcext:value-type="float">
            <text:p>4917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828" calcext:value-type="float">
            <text:p>1182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6173" calcext:value-type="float">
            <text:p>12617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162" calcext:value-type="float">
            <text:p>2516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2505" calcext:value-type="float">
            <text:p>10250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8220" calcext:value-type="float">
            <text:p>10822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3951" calcext:value-type="float">
            <text:p>13395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848" calcext:value-type="float">
            <text:p>188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5415" calcext:value-type="float">
            <text:p>11541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995" calcext:value-type="float">
            <text:p>1399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8308" calcext:value-type="float">
            <text:p>12830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508" calcext:value-type="float">
            <text:p>1450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9889" calcext:value-type="float">
            <text:p>16988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096" calcext:value-type="float">
            <text:p>2509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3231" calcext:value-type="float">
            <text:p>1632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873" calcext:value-type="float">
            <text:p>2287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4429" calcext:value-type="float">
            <text:p>14442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9094" calcext:value-type="float">
            <text:p>7909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468" calcext:value-type="float">
            <text:p>7246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735" calcext:value-type="float">
            <text:p>1773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0174" calcext:value-type="float">
            <text:p>12017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6955" calcext:value-type="float">
            <text:p>3695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2532" calcext:value-type="float">
            <text:p>14253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8609" calcext:value-type="float">
            <text:p>3860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4017" calcext:value-type="float">
            <text:p>12401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1713" calcext:value-type="float">
            <text:p>4171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3183" calcext:value-type="float">
            <text:p>13318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8862" calcext:value-type="float">
            <text:p>48862</text:p>
          </table:table-cell>
        </table:table-row>
        <table:table-row table:style-name="ro1">
          <table:table-cell table:style-name="ce4" office:value-type="string" calcext:value-type="string">
            <text:p>HitMonitoring_3GeVMIPscan_run_050095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90134" calcext:value-type="float">
            <text:p>90134</text:p>
          </table:table-cell>
          <table:table-cell table:style-name="ce10" table:formula="of:=([.D101]+[.H101]+[.L101]+[.P101]+[.T101]+[.X101]+[.AB101]+[.AF101]+[.AJ101]+[.AN101]+[.AR101]+[.AV101]+[.AZ101]+[.BD101]+[.BH101])/15" office:value-type="float" office:value="115529.4" calcext:value-type="float">
            <text:p>1.2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62787" calcext:value-type="float">
            <text:p>6278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5309" calcext:value-type="float">
            <text:p>18530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2180" calcext:value-type="float">
            <text:p>5218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817" calcext:value-type="float">
            <text:p>1681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7600" calcext:value-type="float">
            <text:p>11760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000" calcext:value-type="float">
            <text:p>3000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5081" calcext:value-type="float">
            <text:p>11508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7428" calcext:value-type="float">
            <text:p>10742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1998" calcext:value-type="float">
            <text:p>1219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710" calcext:value-type="float">
            <text:p>1771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8361" calcext:value-type="float">
            <text:p>11836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382" calcext:value-type="float">
            <text:p>1438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4080" calcext:value-type="float">
            <text:p>11408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320" calcext:value-type="float">
            <text:p>1432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8131" calcext:value-type="float">
            <text:p>1681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580" calcext:value-type="float">
            <text:p>2558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5319" calcext:value-type="float">
            <text:p>16531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811" calcext:value-type="float">
            <text:p>2381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2013" calcext:value-type="float">
            <text:p>1520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5183" calcext:value-type="float">
            <text:p>15518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8774" calcext:value-type="float">
            <text:p>6877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775" calcext:value-type="float">
            <text:p>1777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0370" calcext:value-type="float">
            <text:p>903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3134" calcext:value-type="float">
            <text:p>3313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5273" calcext:value-type="float">
            <text:p>13527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7013" calcext:value-type="float">
            <text:p>370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3913" calcext:value-type="float">
            <text:p>1239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9160" calcext:value-type="float">
            <text:p>3916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7061" calcext:value-type="float">
            <text:p>12706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1725" calcext:value-type="float">
            <text:p>51725</text:p>
          </table:table-cell>
        </table:table-row>
        <table:table-row table:style-name="ro1">
          <table:table-cell office:value-type="string" calcext:value-type="string">
            <text:p>HitMonitoring_3GeVMIPscan_run_050096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102148" calcext:value-type="float">
            <text:p>102148</text:p>
          </table:table-cell>
          <table:table-cell table:formula="of:=([.D103]+[.H103]+[.L103]+[.P103]+[.T103]+[.X103]+[.AB103]+[.AF103]+[.AJ103]+[.AN103]+[.AR103]+[.AV103]+[.AZ103]+[.BD103]+[.BH103])/15" office:value-type="float" office:value="107866.666666667" calcext:value-type="float">
            <text:p>1.1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29041" calcext:value-type="float">
            <text:p>29041</text:p>
          </table:table-cell>
          <table:table-cell table:style-name="ce6" office:value-type="string" calcext:value-type="string">
            <text:p>n:</text:p>
          </table:table-cell>
          <table:table-cell office:value-type="float" office:value="205317" calcext:value-type="float">
            <text:p>20531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6607" calcext:value-type="float">
            <text:p>4660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953" calcext:value-type="float">
            <text:p>2395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8408" calcext:value-type="float">
            <text:p>10840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172" calcext:value-type="float">
            <text:p>3417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8681" calcext:value-type="float">
            <text:p>9868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7338" calcext:value-type="float">
            <text:p>15733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9284" calcext:value-type="float">
            <text:p>12928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212" calcext:value-type="float">
            <text:p>1621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3811" calcext:value-type="float">
            <text:p>7381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971" calcext:value-type="float">
            <text:p>1097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6163" calcext:value-type="float">
            <text:p>8616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646" calcext:value-type="float">
            <text:p>1364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8923" calcext:value-type="float">
            <text:p>1889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667" calcext:value-type="float">
            <text:p>2566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5520" calcext:value-type="float">
            <text:p>18552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765" calcext:value-type="float">
            <text:p>2276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1421" calcext:value-type="float">
            <text:p>15142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992" calcext:value-type="float">
            <text:p>2199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7102" calcext:value-type="float">
            <text:p>5710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430" calcext:value-type="float">
            <text:p>1643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3641" calcext:value-type="float">
            <text:p>5364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127" calcext:value-type="float">
            <text:p>301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0043" calcext:value-type="float">
            <text:p>15004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1100" calcext:value-type="float">
            <text:p>3110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0065" calcext:value-type="float">
            <text:p>12006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1429" calcext:value-type="float">
            <text:p>3142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9290" calcext:value-type="float">
            <text:p>13929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0330" calcext:value-type="float">
            <text:p>40330</text:p>
          </table:table-cell>
        </table:table-row>
        <table:table-row table:style-name="ro1">
          <table:table-cell table:style-name="ce4" office:value-type="string" calcext:value-type="string">
            <text:p>HitMonitoring_3GeVMIPscan_run_050097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46831" calcext:value-type="float">
            <text:p>46831</text:p>
          </table:table-cell>
          <table:table-cell table:style-name="ce10" table:formula="of:=([.D105]+[.H105]+[.L105]+[.P105]+[.T105]+[.X105]+[.AB105]+[.AF105]+[.AJ105]+[.AN105]+[.AR105]+[.AV105]+[.AZ105]+[.BD105]+[.BH105])/15" office:value-type="float" office:value="54169.8" calcext:value-type="float">
            <text:p>5.4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12244" calcext:value-type="float">
            <text:p>1224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4828" calcext:value-type="float">
            <text:p>7482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752" calcext:value-type="float">
            <text:p>1275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6025" calcext:value-type="float">
            <text:p>4602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8757" calcext:value-type="float">
            <text:p>387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0995" calcext:value-type="float">
            <text:p>5099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7004" calcext:value-type="float">
            <text:p>2700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9529" calcext:value-type="float">
            <text:p>5952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0160" calcext:value-type="float">
            <text:p>7016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070" calcext:value-type="float">
            <text:p>907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7308" calcext:value-type="float">
            <text:p>6730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993" calcext:value-type="float">
            <text:p>599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3246" calcext:value-type="float">
            <text:p>2324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626" calcext:value-type="float">
            <text:p>562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6605" calcext:value-type="float">
            <text:p>8660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478" calcext:value-type="float">
            <text:p>947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5987" calcext:value-type="float">
            <text:p>8598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863" calcext:value-type="float">
            <text:p>986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4722" calcext:value-type="float">
            <text:p>747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855" calcext:value-type="float">
            <text:p>1085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0095" calcext:value-type="float">
            <text:p>800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094" calcext:value-type="float">
            <text:p>1309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7739" calcext:value-type="float">
            <text:p>3773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808" calcext:value-type="float">
            <text:p>1480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6282" calcext:value-type="float">
            <text:p>6628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090" calcext:value-type="float">
            <text:p>1609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124" calcext:value-type="float">
            <text:p>6912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713" calcext:value-type="float">
            <text:p>177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0522" calcext:value-type="float">
            <text:p>605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959" calcext:value-type="float">
            <text:p>16959</text:p>
          </table:table-cell>
        </table:table-row>
        <table:table-row table:style-name="ro1">
          <table:table-cell office:value-type="string" calcext:value-type="string">
            <text:p>HitMonitoring_3GeVMIPscan_run_050098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5160" calcext:value-type="float">
            <text:p>45160</text:p>
          </table:table-cell>
          <table:table-cell table:formula="of:=([.D107]+[.H107]+[.L107]+[.P107]+[.T107]+[.X107]+[.AB107]+[.AF107]+[.AJ107]+[.AN107]+[.AR107]+[.AV107]+[.AZ107]+[.BD107]+[.BH107])/15" office:value-type="float" office:value="57804.2" calcext:value-type="float">
            <text:p>5.8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9457" calcext:value-type="float">
            <text:p>9457</text:p>
          </table:table-cell>
          <table:table-cell table:style-name="ce6" office:value-type="string" calcext:value-type="string">
            <text:p>n:</text:p>
          </table:table-cell>
          <table:table-cell office:value-type="float" office:value="77000" calcext:value-type="float">
            <text:p>7700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251" calcext:value-type="float">
            <text:p>1225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452" calcext:value-type="float">
            <text:p>1845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3828" calcext:value-type="float">
            <text:p>5382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335" calcext:value-type="float">
            <text:p>1333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9987" calcext:value-type="float">
            <text:p>2998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8159" calcext:value-type="float">
            <text:p>5815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154" calcext:value-type="float">
            <text:p>7215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192" calcext:value-type="float">
            <text:p>1119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0652" calcext:value-type="float">
            <text:p>706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333" calcext:value-type="float">
            <text:p>73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3886" calcext:value-type="float">
            <text:p>3388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642" calcext:value-type="float">
            <text:p>1064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7801" calcext:value-type="float">
            <text:p>8780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088" calcext:value-type="float">
            <text:p>1108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7470" calcext:value-type="float">
            <text:p>8747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414" calcext:value-type="float">
            <text:p>1141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3001" calcext:value-type="float">
            <text:p>8300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056" calcext:value-type="float">
            <text:p>1305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4802" calcext:value-type="float">
            <text:p>8480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425" calcext:value-type="float">
            <text:p>1642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2231" calcext:value-type="float">
            <text:p>322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342" calcext:value-type="float">
            <text:p>1534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7172" calcext:value-type="float">
            <text:p>6717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8662" calcext:value-type="float">
            <text:p>2866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263" calcext:value-type="float">
            <text:p>7226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362" calcext:value-type="float">
            <text:p>2336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0108" calcext:value-type="float">
            <text:p>7010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4853" calcext:value-type="float">
            <text:p>24853</text:p>
          </table:table-cell>
        </table:table-row>
        <table:table-row table:style-name="ro1">
          <table:table-cell table:style-name="ce4" office:value-type="string" calcext:value-type="string">
            <text:p>HitMonitoring_3GeVMIPscan_run_050099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42310" calcext:value-type="float">
            <text:p>42310</text:p>
          </table:table-cell>
          <table:table-cell table:style-name="ce10" table:formula="of:=([.D109]+[.H109]+[.L109]+[.P109]+[.T109]+[.X109]+[.AB109]+[.AF109]+[.AJ109]+[.AN109]+[.AR109]+[.AV109]+[.AZ109]+[.BD109]+[.BH109])/15" office:value-type="float" office:value="59981.6" calcext:value-type="float">
            <text:p>6.0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7979" calcext:value-type="float">
            <text:p>797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6978" calcext:value-type="float">
            <text:p>7697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9044" calcext:value-type="float">
            <text:p>4904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056" calcext:value-type="float">
            <text:p>90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6987" calcext:value-type="float">
            <text:p>4698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535" calcext:value-type="float">
            <text:p>1853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8272" calcext:value-type="float">
            <text:p>3827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7629" calcext:value-type="float">
            <text:p>5762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8454" calcext:value-type="float">
            <text:p>6845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232" calcext:value-type="float">
            <text:p>823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6737" calcext:value-type="float">
            <text:p>6673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291" calcext:value-type="float">
            <text:p>729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3384" calcext:value-type="float">
            <text:p>5338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887" calcext:value-type="float">
            <text:p>788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2507" calcext:value-type="float">
            <text:p>8250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847" calcext:value-type="float">
            <text:p>1084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1996" calcext:value-type="float">
            <text:p>8199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634" calcext:value-type="float">
            <text:p>1063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8664" calcext:value-type="float">
            <text:p>7866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562" calcext:value-type="float">
            <text:p>1156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9695" calcext:value-type="float">
            <text:p>796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928" calcext:value-type="float">
            <text:p>1492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7182" calcext:value-type="float">
            <text:p>4718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362" calcext:value-type="float">
            <text:p>1536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5327" calcext:value-type="float">
            <text:p>6532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500" calcext:value-type="float">
            <text:p>1950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631" calcext:value-type="float">
            <text:p>696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004" calcext:value-type="float">
            <text:p>2400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3865" calcext:value-type="float">
            <text:p>6386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864" calcext:value-type="float">
            <text:p>24864</text:p>
          </table:table-cell>
        </table:table-row>
        <table:table-row table:style-name="ro1">
          <table:table-cell office:value-type="string" calcext:value-type="string">
            <text:p>HitMonitoring_3GeVMIPscan_run_050100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6004" calcext:value-type="float">
            <text:p>46004</text:p>
          </table:table-cell>
          <table:table-cell table:formula="of:=([.D111]+[.H111]+[.L111]+[.P111]+[.T111]+[.X111]+[.AB111]+[.AF111]+[.AJ111]+[.AN111]+[.AR111]+[.AV111]+[.AZ111]+[.BD111]+[.BH111])/15" office:value-type="float" office:value="59197.4666666667" calcext:value-type="float">
            <text:p>5.9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21108" calcext:value-type="float">
            <text:p>21108</text:p>
          </table:table-cell>
          <table:table-cell table:style-name="ce6" office:value-type="string" calcext:value-type="string">
            <text:p>n:</text:p>
          </table:table-cell>
          <table:table-cell office:value-type="float" office:value="75403" calcext:value-type="float">
            <text:p>7540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7252" calcext:value-type="float">
            <text:p>572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454" calcext:value-type="float">
            <text:p>745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0116" calcext:value-type="float">
            <text:p>3011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207" calcext:value-type="float">
            <text:p>1720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4791" calcext:value-type="float">
            <text:p>4479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0020" calcext:value-type="float">
            <text:p>6002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7281" calcext:value-type="float">
            <text:p>6728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760" calcext:value-type="float">
            <text:p>976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5429" calcext:value-type="float">
            <text:p>6542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711" calcext:value-type="float">
            <text:p>771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5286" calcext:value-type="float">
            <text:p>3528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432" calcext:value-type="float">
            <text:p>843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2766" calcext:value-type="float">
            <text:p>8276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827" calcext:value-type="float">
            <text:p>1282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2335" calcext:value-type="float">
            <text:p>8233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019" calcext:value-type="float">
            <text:p>1301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5218" calcext:value-type="float">
            <text:p>7521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008" calcext:value-type="float">
            <text:p>1400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0325" calcext:value-type="float">
            <text:p>7032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873" calcext:value-type="float">
            <text:p>1487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5057" calcext:value-type="float">
            <text:p>5505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588" calcext:value-type="float">
            <text:p>1558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8047" calcext:value-type="float">
            <text:p>6804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132" calcext:value-type="float">
            <text:p>2313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9293" calcext:value-type="float">
            <text:p>6929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453" calcext:value-type="float">
            <text:p>2745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3658" calcext:value-type="float">
            <text:p>6365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673" calcext:value-type="float">
            <text:p>26673</text:p>
          </table:table-cell>
        </table:table-row>
        <table:table-row table:style-name="ro1">
          <table:table-cell table:style-name="ce4" office:value-type="string" calcext:value-type="string">
            <text:p>HitMonitoring_3GeVMIPscan_run_050101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45192" calcext:value-type="float">
            <text:p>45192</text:p>
          </table:table-cell>
          <table:table-cell table:style-name="ce10" table:formula="of:=([.D113]+[.H113]+[.L113]+[.P113]+[.T113]+[.X113]+[.AB113]+[.AF113]+[.AJ113]+[.AN113]+[.AR113]+[.AV113]+[.AZ113]+[.BD113]+[.BH113])/15" office:value-type="float" office:value="62492.8666666667" calcext:value-type="float">
            <text:p>6.2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29062" calcext:value-type="float">
            <text:p>2906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4040" calcext:value-type="float">
            <text:p>7404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2010" calcext:value-type="float">
            <text:p>4201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496" calcext:value-type="float">
            <text:p>1049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6438" calcext:value-type="float">
            <text:p>3643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815" calcext:value-type="float">
            <text:p>981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8006" calcext:value-type="float">
            <text:p>3800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6013" calcext:value-type="float">
            <text:p>560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4799" calcext:value-type="float">
            <text:p>6479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835" calcext:value-type="float">
            <text:p>1183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4486" calcext:value-type="float">
            <text:p>7448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429" calcext:value-type="float">
            <text:p>942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1766" calcext:value-type="float">
            <text:p>5176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669" calcext:value-type="float">
            <text:p>866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7002" calcext:value-type="float">
            <text:p>9700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463" calcext:value-type="float">
            <text:p>1646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6566" calcext:value-type="float">
            <text:p>9656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515" calcext:value-type="float">
            <text:p>1651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3706" calcext:value-type="float">
            <text:p>7370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351" calcext:value-type="float">
            <text:p>1535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5217" calcext:value-type="float">
            <text:p>6521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857" calcext:value-type="float">
            <text:p>1685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2377" calcext:value-type="float">
            <text:p>523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152" calcext:value-type="float">
            <text:p>1815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7222" calcext:value-type="float">
            <text:p>772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399" calcext:value-type="float">
            <text:p>2639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0954" calcext:value-type="float">
            <text:p>8095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2832" calcext:value-type="float">
            <text:p>3283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7782" calcext:value-type="float">
            <text:p>5778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050" calcext:value-type="float">
            <text:p>26050</text:p>
          </table:table-cell>
        </table:table-row>
        <table:table-row table:style-name="ro1">
          <table:table-cell office:value-type="string" calcext:value-type="string">
            <text:p>HitMonitoring_3GeVMIPscan_run_050102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3006" calcext:value-type="float">
            <text:p>43006</text:p>
          </table:table-cell>
          <table:table-cell table:formula="of:=([.D115]+[.H115]+[.L115]+[.P115]+[.T115]+[.X115]+[.AB115]+[.AF115]+[.AJ115]+[.AN115]+[.AR115]+[.AV115]+[.AZ115]+[.BD115]+[.BH115])/15" office:value-type="float" office:value="60664.9333333333" calcext:value-type="float">
            <text:p>6.1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37926" calcext:value-type="float">
            <text:p>37926</text:p>
          </table:table-cell>
          <table:table-cell table:style-name="ce6" office:value-type="string" calcext:value-type="string">
            <text:p>n:</text:p>
          </table:table-cell>
          <table:table-cell office:value-type="float" office:value="86449" calcext:value-type="float">
            <text:p>8644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7697" calcext:value-type="float">
            <text:p>4769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862" calcext:value-type="float">
            <text:p>1286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8322" calcext:value-type="float">
            <text:p>5832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923" calcext:value-type="float">
            <text:p>892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5821" calcext:value-type="float">
            <text:p>3582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4073" calcext:value-type="float">
            <text:p>5407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8854" calcext:value-type="float">
            <text:p>6885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485" calcext:value-type="float">
            <text:p>848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0075" calcext:value-type="float">
            <text:p>7007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496" calcext:value-type="float">
            <text:p>749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5281" calcext:value-type="float">
            <text:p>6528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365" calcext:value-type="float">
            <text:p>736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6354" calcext:value-type="float">
            <text:p>8635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409" calcext:value-type="float">
            <text:p>1140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4879" calcext:value-type="float">
            <text:p>8487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845" calcext:value-type="float">
            <text:p>1184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9540" calcext:value-type="float">
            <text:p>5954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633" calcext:value-type="float">
            <text:p>116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3253" calcext:value-type="float">
            <text:p>5325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944" calcext:value-type="float">
            <text:p>1394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6053" calcext:value-type="float">
            <text:p>3605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126" calcext:value-type="float">
            <text:p>1512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548" calcext:value-type="float">
            <text:p>725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952" calcext:value-type="float">
            <text:p>2095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0481" calcext:value-type="float">
            <text:p>7048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514" calcext:value-type="float">
            <text:p>2651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2890" calcext:value-type="float">
            <text:p>6289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824" calcext:value-type="float">
            <text:p>22824</text:p>
          </table:table-cell>
        </table:table-row>
        <table:table-row table:style-name="ro1">
          <table:table-cell table:style-name="ce4" office:value-type="string" calcext:value-type="string">
            <text:p>HitMonitoring_3GeVMIPscan_run_050103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39770" calcext:value-type="float">
            <text:p>39770</text:p>
          </table:table-cell>
          <table:table-cell table:style-name="ce10" table:formula="of:=([.D117]+[.H117]+[.L117]+[.P117]+[.T117]+[.X117]+[.AB117]+[.AF117]+[.AJ117]+[.AN117]+[.AR117]+[.AV117]+[.AZ117]+[.BD117]+[.BH117])/15" office:value-type="float" office:value="64706.7333333333" calcext:value-type="float">
            <text:p>6.5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51326" calcext:value-type="float">
            <text:p>5132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7651" calcext:value-type="float">
            <text:p>8765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8611" calcext:value-type="float">
            <text:p>5861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067" calcext:value-type="float">
            <text:p>806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3552" calcext:value-type="float">
            <text:p>5355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451" calcext:value-type="float">
            <text:p>2045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1718" calcext:value-type="float">
            <text:p>4171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9677" calcext:value-type="float">
            <text:p>4967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642" calcext:value-type="float">
            <text:p>6964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799" calcext:value-type="float">
            <text:p>779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8694" calcext:value-type="float">
            <text:p>6869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156" calcext:value-type="float">
            <text:p>71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8529" calcext:value-type="float">
            <text:p>6852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553" calcext:value-type="float">
            <text:p>755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3712" calcext:value-type="float">
            <text:p>8371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203" calcext:value-type="float">
            <text:p>1120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3364" calcext:value-type="float">
            <text:p>8336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696" calcext:value-type="float">
            <text:p>1169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5241" calcext:value-type="float">
            <text:p>7524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562" calcext:value-type="float">
            <text:p>1256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8654" calcext:value-type="float">
            <text:p>5865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768" calcext:value-type="float">
            <text:p>1476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4342" calcext:value-type="float">
            <text:p>4434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607" calcext:value-type="float">
            <text:p>1460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3636" calcext:value-type="float">
            <text:p>7363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108" calcext:value-type="float">
            <text:p>2110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1398" calcext:value-type="float">
            <text:p>713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754" calcext:value-type="float">
            <text:p>2375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8182" calcext:value-type="float">
            <text:p>6818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5523" calcext:value-type="float">
            <text:p>25523</text:p>
          </table:table-cell>
        </table:table-row>
        <table:table-row table:style-name="ro1">
          <table:table-cell office:value-type="string" calcext:value-type="string">
            <text:p>HitMonitoring_3GeVMIPscan_run_050104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43207" calcext:value-type="float">
            <text:p>43207</text:p>
          </table:table-cell>
          <table:table-cell table:formula="of:=([.D119]+[.H119]+[.L119]+[.P119]+[.T119]+[.X119]+[.AB119]+[.AF119]+[.AJ119]+[.AN119]+[.AR119]+[.AV119]+[.AZ119]+[.BD119]+[.BH119])/15" office:value-type="float" office:value="61244.5333333333" calcext:value-type="float">
            <text:p>6.1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27947" calcext:value-type="float">
            <text:p>27947</text:p>
          </table:table-cell>
          <table:table-cell table:style-name="ce6" office:value-type="string" calcext:value-type="string">
            <text:p>n:</text:p>
          </table:table-cell>
          <table:table-cell office:value-type="float" office:value="86275" calcext:value-type="float">
            <text:p>8627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1892" calcext:value-type="float">
            <text:p>6189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760" calcext:value-type="float">
            <text:p>876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6311" calcext:value-type="float">
            <text:p>3631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771" calcext:value-type="float">
            <text:p>1577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7111" calcext:value-type="float">
            <text:p>4711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4164" calcext:value-type="float">
            <text:p>5416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9626" calcext:value-type="float">
            <text:p>6962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159" calcext:value-type="float">
            <text:p>815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6429" calcext:value-type="float">
            <text:p>4642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157" calcext:value-type="float">
            <text:p>615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8394" calcext:value-type="float">
            <text:p>5839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753" calcext:value-type="float">
            <text:p>775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6605" calcext:value-type="float">
            <text:p>8660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065" calcext:value-type="float">
            <text:p>1106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5687" calcext:value-type="float">
            <text:p>8568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190" calcext:value-type="float">
            <text:p>1219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4085" calcext:value-type="float">
            <text:p>8408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266" calcext:value-type="float">
            <text:p>1226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3120" calcext:value-type="float">
            <text:p>6312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756" calcext:value-type="float">
            <text:p>1475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8377" calcext:value-type="float">
            <text:p>3837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335" calcext:value-type="float">
            <text:p>1333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3542" calcext:value-type="float">
            <text:p>7354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283" calcext:value-type="float">
            <text:p>1928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1541" calcext:value-type="float">
            <text:p>7154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836" calcext:value-type="float">
            <text:p>2183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8001" calcext:value-type="float">
            <text:p>6800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025" calcext:value-type="float">
            <text:p>23025</text:p>
          </table:table-cell>
        </table:table-row>
        <table:table-row table:style-name="ro1">
          <table:table-cell table:style-name="ce4" office:value-type="string" calcext:value-type="string">
            <text:p>HitMonitoring_3GeVMIPscan_run_050105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51113" calcext:value-type="float">
            <text:p>51113</text:p>
          </table:table-cell>
          <table:table-cell table:style-name="ce10" table:formula="of:=([.D121]+[.H121]+[.L121]+[.P121]+[.T121]+[.X121]+[.AB121]+[.AF121]+[.AJ121]+[.AN121]+[.AR121]+[.AV121]+[.AZ121]+[.BD121]+[.BH121])/15" office:value-type="float" office:value="54459.6" calcext:value-type="float">
            <text:p>5.4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9923" calcext:value-type="float">
            <text:p>992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4852" calcext:value-type="float">
            <text:p>10485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7168" calcext:value-type="float">
            <text:p>5716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418" calcext:value-type="float">
            <text:p>1041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1760" calcext:value-type="float">
            <text:p>3176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752" calcext:value-type="float">
            <text:p>1375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2275" calcext:value-type="float">
            <text:p>4227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2988" calcext:value-type="float">
            <text:p>6298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3349" calcext:value-type="float">
            <text:p>6334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798" calcext:value-type="float">
            <text:p>979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6963" calcext:value-type="float">
            <text:p>2696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808" calcext:value-type="float">
            <text:p>680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8013" calcext:value-type="float">
            <text:p>480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313" calcext:value-type="float">
            <text:p>83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7428" calcext:value-type="float">
            <text:p>8742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327" calcext:value-type="float">
            <text:p>1332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6911" calcext:value-type="float">
            <text:p>8691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559" calcext:value-type="float">
            <text:p>1455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5430" calcext:value-type="float">
            <text:p>8543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469" calcext:value-type="float">
            <text:p>1546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8543" calcext:value-type="float">
            <text:p>3854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887" calcext:value-type="float">
            <text:p>1088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2611" calcext:value-type="float">
            <text:p>3261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516" calcext:value-type="float">
            <text:p>1451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5368" calcext:value-type="float">
            <text:p>7536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401" calcext:value-type="float">
            <text:p>2340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0954" calcext:value-type="float">
            <text:p>7095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784" calcext:value-type="float">
            <text:p>2478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0198" calcext:value-type="float">
            <text:p>601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765" calcext:value-type="float">
            <text:p>24765</text:p>
          </table:table-cell>
        </table:table-row>
        <table:table-row table:style-name="ro1">
          <table:table-cell office:value-type="string" calcext:value-type="string">
            <text:p>HitMonitoring_3GeVMIPscan_run_050106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101261" calcext:value-type="float">
            <text:p>101261</text:p>
          </table:table-cell>
          <table:table-cell table:formula="of:=([.D123]+[.H123]+[.L123]+[.P123]+[.T123]+[.X123]+[.AB123]+[.AF123]+[.AJ123]+[.AN123]+[.AR123]+[.AV123]+[.AZ123]+[.BD123]+[.BH123])/15" office:value-type="float" office:value="115183.2" calcext:value-type="float">
            <text:p>1.2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33926" calcext:value-type="float">
            <text:p>33926</text:p>
          </table:table-cell>
          <table:table-cell table:style-name="ce6" office:value-type="string" calcext:value-type="string">
            <text:p>n:</text:p>
          </table:table-cell>
          <table:table-cell office:value-type="float" office:value="176485" calcext:value-type="float">
            <text:p>17648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0735" calcext:value-type="float">
            <text:p>5073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699" calcext:value-type="float">
            <text:p>1269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8043" calcext:value-type="float">
            <text:p>4804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4763" calcext:value-type="float">
            <text:p>2476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0756" calcext:value-type="float">
            <text:p>6075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8646" calcext:value-type="float">
            <text:p>12864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3384" calcext:value-type="float">
            <text:p>14338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707" calcext:value-type="float">
            <text:p>1870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5048" calcext:value-type="float">
            <text:p>1350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800" calcext:value-type="float">
            <text:p>1280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9390" calcext:value-type="float">
            <text:p>5939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724" calcext:value-type="float">
            <text:p>1272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1497" calcext:value-type="float">
            <text:p>18149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178" calcext:value-type="float">
            <text:p>1917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1775" calcext:value-type="float">
            <text:p>18177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213" calcext:value-type="float">
            <text:p>2021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6458" calcext:value-type="float">
            <text:p>16645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741" calcext:value-type="float">
            <text:p>2174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2345" calcext:value-type="float">
            <text:p>1523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469" calcext:value-type="float">
            <text:p>2546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8582" calcext:value-type="float">
            <text:p>9858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454" calcext:value-type="float">
            <text:p>3045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4798" calcext:value-type="float">
            <text:p>14479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885" calcext:value-type="float">
            <text:p>2988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5100" calcext:value-type="float">
            <text:p>14510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232" calcext:value-type="float">
            <text:p>3423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5911" calcext:value-type="float">
            <text:p>12591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4624" calcext:value-type="float">
            <text:p>34624</text:p>
          </table:table-cell>
        </table:table-row>
        <table:table-row table:style-name="ro1">
          <table:table-cell table:style-name="ce4" office:value-type="string" calcext:value-type="string">
            <text:p>HitMonitoring_3GeVMIPscan_run_050107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98598" calcext:value-type="float">
            <text:p>98598</text:p>
          </table:table-cell>
          <table:table-cell table:style-name="ce10" table:formula="of:=([.D125]+[.H125]+[.L125]+[.P125]+[.T125]+[.X125]+[.AB125]+[.AF125]+[.AJ125]+[.AN125]+[.AR125]+[.AV125]+[.AZ125]+[.BD125]+[.BH125])/15" office:value-type="float" office:value="114568.733333333" calcext:value-type="float">
            <text:p>1.1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25899" calcext:value-type="float">
            <text:p>2589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7063" calcext:value-type="float">
            <text:p>15706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0231" calcext:value-type="float">
            <text:p>302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809" calcext:value-type="float">
            <text:p>980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4795" calcext:value-type="float">
            <text:p>647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129" calcext:value-type="float">
            <text:p>3112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1203" calcext:value-type="float">
            <text:p>3120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9170" calcext:value-type="float">
            <text:p>11917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5142" calcext:value-type="float">
            <text:p>14514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612" calcext:value-type="float">
            <text:p>1661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6801" calcext:value-type="float">
            <text:p>13680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606" calcext:value-type="float">
            <text:p>1460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7807" calcext:value-type="float">
            <text:p>6780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136" calcext:value-type="float">
            <text:p>1413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8632" calcext:value-type="float">
            <text:p>17863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610" calcext:value-type="float">
            <text:p>2261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9820" calcext:value-type="float">
            <text:p>17982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622" calcext:value-type="float">
            <text:p>2362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3556" calcext:value-type="float">
            <text:p>17355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568" calcext:value-type="float">
            <text:p>2256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1695" calcext:value-type="float">
            <text:p>1716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675" calcext:value-type="float">
            <text:p>2667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5344" calcext:value-type="float">
            <text:p>8534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2376" calcext:value-type="float">
            <text:p>3237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2530" calcext:value-type="float">
            <text:p>14253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8133" calcext:value-type="float">
            <text:p>3813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5795" calcext:value-type="float">
            <text:p>1457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6983" calcext:value-type="float">
            <text:p>4698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9281" calcext:value-type="float">
            <text:p>13928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7538" calcext:value-type="float">
            <text:p>57538</text:p>
          </table:table-cell>
        </table:table-row>
        <table:table-row table:style-name="ro1">
          <table:table-cell office:value-type="string" calcext:value-type="string">
            <text:p>HitMonitoring_3GeVMIPscan_run_050108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92725" calcext:value-type="float">
            <text:p>92725</text:p>
          </table:table-cell>
          <table:table-cell table:formula="of:=([.D127]+[.H127]+[.L127]+[.P127]+[.T127]+[.X127]+[.AB127]+[.AF127]+[.AJ127]+[.AN127]+[.AR127]+[.AV127]+[.AZ127]+[.BD127]+[.BH127])/15" office:value-type="float" office:value="116779.4" calcext:value-type="float">
            <text:p>1.2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23915" calcext:value-type="float">
            <text:p>23915</text:p>
          </table:table-cell>
          <table:table-cell table:style-name="ce6" office:value-type="string" calcext:value-type="string">
            <text:p>n:</text:p>
          </table:table-cell>
          <table:table-cell office:value-type="float" office:value="142482" calcext:value-type="float">
            <text:p>14248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4433" calcext:value-type="float">
            <text:p>8443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472" calcext:value-type="float">
            <text:p>1347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9824" calcext:value-type="float">
            <text:p>5982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7271" calcext:value-type="float">
            <text:p>8727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0639" calcext:value-type="float">
            <text:p>4063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7199" calcext:value-type="float">
            <text:p>11719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0047" calcext:value-type="float">
            <text:p>14004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003" calcext:value-type="float">
            <text:p>1700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5123" calcext:value-type="float">
            <text:p>1351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791" calcext:value-type="float">
            <text:p>1379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7567" calcext:value-type="float">
            <text:p>8756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739" calcext:value-type="float">
            <text:p>137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2822" calcext:value-type="float">
            <text:p>17282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828" calcext:value-type="float">
            <text:p>2282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3583" calcext:value-type="float">
            <text:p>17358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802" calcext:value-type="float">
            <text:p>2380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7447" calcext:value-type="float">
            <text:p>16744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199" calcext:value-type="float">
            <text:p>2319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8543" calcext:value-type="float">
            <text:p>16854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533" calcext:value-type="float">
            <text:p>265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7581" calcext:value-type="float">
            <text:p>7758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1988" calcext:value-type="float">
            <text:p>4198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7604" calcext:value-type="float">
            <text:p>13760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0510" calcext:value-type="float">
            <text:p>4051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5671" calcext:value-type="float">
            <text:p>14567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7429" calcext:value-type="float">
            <text:p>4742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6892" calcext:value-type="float">
            <text:p>13689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8333" calcext:value-type="float">
            <text:p>48333</text:p>
          </table:table-cell>
        </table:table-row>
        <table:table-row table:style-name="ro1">
          <table:table-cell table:style-name="ce4" office:value-type="string" calcext:value-type="string">
            <text:p>HitMonitoring_3GeVMIPscan_run_050109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106048" calcext:value-type="float">
            <text:p>106048</text:p>
          </table:table-cell>
          <table:table-cell table:style-name="ce10" table:formula="of:=([.D129]+[.H129]+[.L129]+[.P129]+[.T129]+[.X129]+[.AB129]+[.AF129]+[.AJ129]+[.AN129]+[.AR129]+[.AV129]+[.AZ129]+[.BD129]+[.BH129])/15" office:value-type="float" office:value="110053.733333333" calcext:value-type="float">
            <text:p>1.1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20071" calcext:value-type="float">
            <text:p>2007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8318" calcext:value-type="float">
            <text:p>16831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5213" calcext:value-type="float">
            <text:p>952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030" calcext:value-type="float">
            <text:p>1403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2591" calcext:value-type="float">
            <text:p>6259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140" calcext:value-type="float">
            <text:p>2414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9546" calcext:value-type="float">
            <text:p>2954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5222" calcext:value-type="float">
            <text:p>12522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1668" calcext:value-type="float">
            <text:p>14166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6097" calcext:value-type="float">
            <text:p>1609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6370" calcext:value-type="float">
            <text:p>1163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409" calcext:value-type="float">
            <text:p>1440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0399" calcext:value-type="float">
            <text:p>6039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711" calcext:value-type="float">
            <text:p>1471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5677" calcext:value-type="float">
            <text:p>17567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904" calcext:value-type="float">
            <text:p>2290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76849" calcext:value-type="float">
            <text:p>17684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070" calcext:value-type="float">
            <text:p>2407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4443" calcext:value-type="float">
            <text:p>15444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581" calcext:value-type="float">
            <text:p>2258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7911" calcext:value-type="float">
            <text:p>14791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521" calcext:value-type="float">
            <text:p>2252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3026" calcext:value-type="float">
            <text:p>5302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1536" calcext:value-type="float">
            <text:p>3153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9000" calcext:value-type="float">
            <text:p>13900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3463" calcext:value-type="float">
            <text:p>4346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4189" calcext:value-type="float">
            <text:p>14418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5405" calcext:value-type="float">
            <text:p>4540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3853" calcext:value-type="float">
            <text:p>13385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2921" calcext:value-type="float">
            <text:p>42921</text:p>
          </table:table-cell>
        </table:table-row>
        <table:table-row table:style-name="ro1">
          <table:table-cell office:value-type="string" calcext:value-type="string">
            <text:p>HitMonitoring_3GeVMIPscan_run_050110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106019" calcext:value-type="float">
            <text:p>106019</text:p>
          </table:table-cell>
          <table:table-cell table:formula="of:=([.D131]+[.H131]+[.L131]+[.P131]+[.T131]+[.X131]+[.AB131]+[.AF131]+[.AJ131]+[.AN131]+[.AR131]+[.AV131]+[.AZ131]+[.BD131]+[.BH131])/15" office:value-type="float" office:value="112176.266666667" calcext:value-type="float">
            <text:p>1.1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32757" calcext:value-type="float">
            <text:p>32757</text:p>
          </table:table-cell>
          <table:table-cell table:style-name="ce6" office:value-type="string" calcext:value-type="string">
            <text:p>n:</text:p>
          </table:table-cell>
          <table:table-cell office:value-type="float" office:value="160634" calcext:value-type="float">
            <text:p>16063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7112" calcext:value-type="float">
            <text:p>4711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481" calcext:value-type="float">
            <text:p>1848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8326" calcext:value-type="float">
            <text:p>3832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801" calcext:value-type="float">
            <text:p>2380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8713" calcext:value-type="float">
            <text:p>4871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7731" calcext:value-type="float">
            <text:p>11773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8132" calcext:value-type="float">
            <text:p>12813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352" calcext:value-type="float">
            <text:p>1835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6068" calcext:value-type="float">
            <text:p>12606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686" calcext:value-type="float">
            <text:p>1668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8132" calcext:value-type="float">
            <text:p>7813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669" calcext:value-type="float">
            <text:p>1366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5352" calcext:value-type="float">
            <text:p>1853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410" calcext:value-type="float">
            <text:p>3041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86438" calcext:value-type="float">
            <text:p>18643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644" calcext:value-type="float">
            <text:p>3064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7997" calcext:value-type="float">
            <text:p>16799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290" calcext:value-type="float">
            <text:p>2929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5165" calcext:value-type="float">
            <text:p>12516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381" calcext:value-type="float">
            <text:p>2238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5220" calcext:value-type="float">
            <text:p>8522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3074" calcext:value-type="float">
            <text:p>3307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5921" calcext:value-type="float">
            <text:p>15592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7933" calcext:value-type="float">
            <text:p>479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9045" calcext:value-type="float">
            <text:p>1590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5678" calcext:value-type="float">
            <text:p>5567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8266" calcext:value-type="float">
            <text:p>11826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5411" calcext:value-type="float">
            <text:p>45411</text:p>
          </table:table-cell>
        </table:table-row>
        <table:table-row table:style-name="ro1">
          <table:table-cell table:style-name="ce4" office:value-type="string" calcext:value-type="string">
            <text:p>HitMonitoring_3GeVMIPscan_run_050111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101863" calcext:value-type="float">
            <text:p>101863</text:p>
          </table:table-cell>
          <table:table-cell table:style-name="ce10" table:formula="of:=([.D133]+[.H133]+[.L133]+[.P133]+[.T133]+[.X133]+[.AB133]+[.AF133]+[.AJ133]+[.AN133]+[.AR133]+[.AV133]+[.AZ133]+[.BD133]+[.BH133])/15" office:value-type="float" office:value="110482.266666667" calcext:value-type="float">
            <text:p>1.1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18313" calcext:value-type="float">
            <text:p>183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9740" calcext:value-type="float">
            <text:p>15974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3146" calcext:value-type="float">
            <text:p>9314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794" calcext:value-type="float">
            <text:p>1579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7943" calcext:value-type="float">
            <text:p>7794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545" calcext:value-type="float">
            <text:p>185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6667" calcext:value-type="float">
            <text:p>7666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3601" calcext:value-type="float">
            <text:p>11360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8871" calcext:value-type="float">
            <text:p>12887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239" calcext:value-type="float">
            <text:p>1423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2555" calcext:value-type="float">
            <text:p>13255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696" calcext:value-type="float">
            <text:p>1269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0241" calcext:value-type="float">
            <text:p>8024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008" calcext:value-type="float">
            <text:p>1400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2838" calcext:value-type="float">
            <text:p>16283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106" calcext:value-type="float">
            <text:p>2110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3833" calcext:value-type="float">
            <text:p>16383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299" calcext:value-type="float">
            <text:p>2329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4009" calcext:value-type="float">
            <text:p>14400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393" calcext:value-type="float">
            <text:p>2239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3733" calcext:value-type="float">
            <text:p>12373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184" calcext:value-type="float">
            <text:p>1918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5323" calcext:value-type="float">
            <text:p>6532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9334" calcext:value-type="float">
            <text:p>2933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5818" calcext:value-type="float">
            <text:p>13581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9663" calcext:value-type="float">
            <text:p>3966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3713" calcext:value-type="float">
            <text:p>1337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3971" calcext:value-type="float">
            <text:p>4397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0231" calcext:value-type="float">
            <text:p>1202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40049" calcext:value-type="float">
            <text:p>40049</text:p>
          </table:table-cell>
        </table:table-row>
        <table:table-row table:style-name="ro1">
          <table:table-cell office:value-type="string" calcext:value-type="string">
            <text:p>HitMonitoring_3GeVMIPscan_run_050112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104173" calcext:value-type="float">
            <text:p>104173</text:p>
          </table:table-cell>
          <table:table-cell table:formula="of:=([.D135]+[.H135]+[.L135]+[.P135]+[.T135]+[.X135]+[.AB135]+[.AF135]+[.AJ135]+[.AN135]+[.AR135]+[.AV135]+[.AZ135]+[.BD135]+[.BH135])/15" office:value-type="float" office:value="113094.066666667" calcext:value-type="float">
            <text:p>1.1E+05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33025" calcext:value-type="float">
            <text:p>33025</text:p>
          </table:table-cell>
          <table:table-cell table:style-name="ce6" office:value-type="string" calcext:value-type="string">
            <text:p>n:</text:p>
          </table:table-cell>
          <table:table-cell office:value-type="float" office:value="160779" calcext:value-type="float">
            <text:p>16077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12226" calcext:value-type="float">
            <text:p>11222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000" calcext:value-type="float">
            <text:p>1300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6456" calcext:value-type="float">
            <text:p>5645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442" calcext:value-type="float">
            <text:p>2044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3122" calcext:value-type="float">
            <text:p>8312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7778" calcext:value-type="float">
            <text:p>11777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7112" calcext:value-type="float">
            <text:p>12711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667" calcext:value-type="float">
            <text:p>1466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8031" calcext:value-type="float">
            <text:p>1280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553" calcext:value-type="float">
            <text:p>1255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9551" calcext:value-type="float">
            <text:p>10955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900" calcext:value-type="float">
            <text:p>1390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7370" calcext:value-type="float">
            <text:p>15737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002" calcext:value-type="float">
            <text:p>2100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8691" calcext:value-type="float">
            <text:p>15869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977" calcext:value-type="float">
            <text:p>2297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5062" calcext:value-type="float">
            <text:p>14506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468" calcext:value-type="float">
            <text:p>2346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9076" calcext:value-type="float">
            <text:p>13907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1860" calcext:value-type="float">
            <text:p>2186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3448" calcext:value-type="float">
            <text:p>534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199" calcext:value-type="float">
            <text:p>2719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7658" calcext:value-type="float">
            <text:p>13765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1423" calcext:value-type="float">
            <text:p>4142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34744" calcext:value-type="float">
            <text:p>13474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6433" calcext:value-type="float">
            <text:p>464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0839" calcext:value-type="float">
            <text:p>12083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43375" calcext:value-type="float">
            <text:p>43375</text:p>
          </table:table-cell>
        </table:table-row>
        <table:table-row table:style-name="ro1">
          <table:table-cell table:style-name="ce4" office:value-type="string" calcext:value-type="string">
            <text:p>HitMonitoring_3GeVMIPscan_run_050113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112220" calcext:value-type="float">
            <text:p>112220</text:p>
          </table:table-cell>
          <table:table-cell table:style-name="ce10" table:formula="of:=([.D137]+[.H137]+[.L137]+[.P137]+[.T137]+[.X137]+[.AB137]+[.AF137]+[.AJ137]+[.AN137]+[.AR137]+[.AV137]+[.AZ137]+[.BD137]+[.BH137])/15" office:value-type="float" office:value="98381.5333333333" calcext:value-type="float">
            <text:p>9.8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18938" calcext:value-type="float">
            <text:p>1893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1145" calcext:value-type="float">
            <text:p>1711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6006" calcext:value-type="float">
            <text:p>10600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756" calcext:value-type="float">
            <text:p>147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524" calcext:value-type="float">
            <text:p>1552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8954" calcext:value-type="float">
            <text:p>6895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0630" calcext:value-type="float">
            <text:p>5063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3159" calcext:value-type="float">
            <text:p>12315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7238" calcext:value-type="float">
            <text:p>12723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539" calcext:value-type="float">
            <text:p>1353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0824" calcext:value-type="float">
            <text:p>7082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767" calcext:value-type="float">
            <text:p>1076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4934" calcext:value-type="float">
            <text:p>8493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011" calcext:value-type="float">
            <text:p>1301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4734" calcext:value-type="float">
            <text:p>15473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9193" calcext:value-type="float">
            <text:p>1919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4983" calcext:value-type="float">
            <text:p>15498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633" calcext:value-type="float">
            <text:p>2163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1379" calcext:value-type="float">
            <text:p>15137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676" calcext:value-type="float">
            <text:p>2267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1907" calcext:value-type="float">
            <text:p>13190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291" calcext:value-type="float">
            <text:p>2029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5330" calcext:value-type="float">
            <text:p>4533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645" calcext:value-type="float">
            <text:p>2664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31679" calcext:value-type="float">
            <text:p>13167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4952" calcext:value-type="float">
            <text:p>3495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26719" calcext:value-type="float">
            <text:p>12671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7678" calcext:value-type="float">
            <text:p>3767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4898" calcext:value-type="float">
            <text:p>10489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7122" calcext:value-type="float">
            <text:p>37122</text:p>
          </table:table-cell>
        </table:table-row>
        <table:table-row table:style-name="ro1">
          <table:table-cell office:value-type="string" calcext:value-type="string">
            <text:p>HitMonitoring_3GeVMIPscan_run_050114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106906" calcext:value-type="float">
            <text:p>106906</text:p>
          </table:table-cell>
          <table:table-cell table:formula="of:=([.D139]+[.H139]+[.L139]+[.P139]+[.T139]+[.X139]+[.AB139]+[.AF139]+[.AJ139]+[.AN139]+[.AR139]+[.AV139]+[.AZ139]+[.BD139]+[.BH139])/15" office:value-type="float" office:value="93356.0666666667" calcext:value-type="float">
            <text:p>9.3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27547" calcext:value-type="float">
            <text:p>27547</text:p>
          </table:table-cell>
          <table:table-cell table:style-name="ce6" office:value-type="string" calcext:value-type="string">
            <text:p>n:</text:p>
          </table:table-cell>
          <table:table-cell office:value-type="float" office:value="167379" calcext:value-type="float">
            <text:p>16737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2890" calcext:value-type="float">
            <text:p>9289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0067" calcext:value-type="float">
            <text:p>2006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5100" calcext:value-type="float">
            <text:p>3510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6731" calcext:value-type="float">
            <text:p>9673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9679" calcext:value-type="float">
            <text:p>7967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9273" calcext:value-type="float">
            <text:p>11927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0356" calcext:value-type="float">
            <text:p>10035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541" calcext:value-type="float">
            <text:p>1254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2373" calcext:value-type="float">
            <text:p>4237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812" calcext:value-type="float">
            <text:p>781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0779" calcext:value-type="float">
            <text:p>7077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334" calcext:value-type="float">
            <text:p>1333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4301" calcext:value-type="float">
            <text:p>15430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592" calcext:value-type="float">
            <text:p>1759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4761" calcext:value-type="float">
            <text:p>15476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7410" calcext:value-type="float">
            <text:p>1741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51297" calcext:value-type="float">
            <text:p>15129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317" calcext:value-type="float">
            <text:p>2531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1365" calcext:value-type="float">
            <text:p>9136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475" calcext:value-type="float">
            <text:p>1847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3123" calcext:value-type="float">
            <text:p>631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458" calcext:value-type="float">
            <text:p>2245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6864" calcext:value-type="float">
            <text:p>12686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643" calcext:value-type="float">
            <text:p>2764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2022" calcext:value-type="float">
            <text:p>12202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362" calcext:value-type="float">
            <text:p>2736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7884" calcext:value-type="float">
            <text:p>8788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359" calcext:value-type="float">
            <text:p>26359</text:p>
          </table:table-cell>
        </table:table-row>
        <table:table-row table:style-name="ro1">
          <table:table-cell table:style-name="ce4" office:value-type="string" calcext:value-type="string">
            <text:p>HitMonitoring_3GeVMIPscan_run_050115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65800" calcext:value-type="float">
            <text:p>65800</text:p>
          </table:table-cell>
          <table:table-cell table:style-name="ce10" table:formula="of:=([.D141]+[.H141]+[.L141]+[.P141]+[.T141]+[.X141]+[.AB141]+[.AF141]+[.AJ141]+[.AN141]+[.AR141]+[.AV141]+[.AZ141]+[.BD141]+[.BH141])/15" office:value-type="float" office:value="31408.1333333333" calcext:value-type="float">
            <text:p>3.1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24972" calcext:value-type="float">
            <text:p>2497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9167" calcext:value-type="float">
            <text:p>10916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810" calcext:value-type="float">
            <text:p>481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993" calcext:value-type="float">
            <text:p>799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909" calcext:value-type="float">
            <text:p>590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202" calcext:value-type="float">
            <text:p>1420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484" calcext:value-type="float">
            <text:p>548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8540" calcext:value-type="float">
            <text:p>7854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1900" calcext:value-type="float">
            <text:p>2190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242" calcext:value-type="float">
            <text:p>1424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5042" calcext:value-type="float">
            <text:p>2504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766" calcext:value-type="float">
            <text:p>576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8541" calcext:value-type="float">
            <text:p>1854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314" calcext:value-type="float">
            <text:p>731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0695" calcext:value-type="float">
            <text:p>6069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148" calcext:value-type="float">
            <text:p>2014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1223" calcext:value-type="float">
            <text:p>6122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0206" calcext:value-type="float">
            <text:p>2020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8745" calcext:value-type="float">
            <text:p>4874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165" calcext:value-type="float">
            <text:p>1316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7737" calcext:value-type="float">
            <text:p>2773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883" calcext:value-type="float">
            <text:p>1088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0540" calcext:value-type="float">
            <text:p>3054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040" calcext:value-type="float">
            <text:p>1804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1347" calcext:value-type="float">
            <text:p>5134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4756" calcext:value-type="float">
            <text:p>247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1494" calcext:value-type="float">
            <text:p>5149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830" calcext:value-type="float">
            <text:p>2783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2683" calcext:value-type="float">
            <text:p>3268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595" calcext:value-type="float">
            <text:p>15595</text:p>
          </table:table-cell>
        </table:table-row>
        <table:table-row table:style-name="ro1">
          <table:table-cell office:value-type="string" calcext:value-type="string">
            <text:p>HitMonitoring_3GeVMIPscan_run_050116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62810" calcext:value-type="float">
            <text:p>62810</text:p>
          </table:table-cell>
          <table:table-cell table:formula="of:=([.D143]+[.H143]+[.L143]+[.P143]+[.T143]+[.X143]+[.AB143]+[.AF143]+[.AJ143]+[.AN143]+[.AR143]+[.AV143]+[.AZ143]+[.BD143]+[.BH143])/15" office:value-type="float" office:value="37998.4666666667" calcext:value-type="float">
            <text:p>3.8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26118" calcext:value-type="float">
            <text:p>26118</text:p>
          </table:table-cell>
          <table:table-cell table:style-name="ce6" office:value-type="string" calcext:value-type="string">
            <text:p>n:</text:p>
          </table:table-cell>
          <table:table-cell office:value-type="float" office:value="105912" calcext:value-type="float">
            <text:p>10591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003" calcext:value-type="float">
            <text:p>500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337" calcext:value-type="float">
            <text:p>633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9135" calcext:value-type="float">
            <text:p>1913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161" calcext:value-type="float">
            <text:p>1516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056" calcext:value-type="float">
            <text:p>505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5229" calcext:value-type="float">
            <text:p>7522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4114" calcext:value-type="float">
            <text:p>241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217" calcext:value-type="float">
            <text:p>821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1895" calcext:value-type="float">
            <text:p>2189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421" calcext:value-type="float">
            <text:p>642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7337" calcext:value-type="float">
            <text:p>1733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229" calcext:value-type="float">
            <text:p>822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4670" calcext:value-type="float">
            <text:p>7467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249" calcext:value-type="float">
            <text:p>1924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5323" calcext:value-type="float">
            <text:p>753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224" calcext:value-type="float">
            <text:p>1922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5298" calcext:value-type="float">
            <text:p>6529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148" calcext:value-type="float">
            <text:p>1414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8503" calcext:value-type="float">
            <text:p>4850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259" calcext:value-type="float">
            <text:p>1325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2557" calcext:value-type="float">
            <text:p>2255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496" calcext:value-type="float">
            <text:p>1549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3852" calcext:value-type="float">
            <text:p>6385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486" calcext:value-type="float">
            <text:p>2548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3568" calcext:value-type="float">
            <text:p>6356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284" calcext:value-type="float">
            <text:p>2928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7548" calcext:value-type="float">
            <text:p>3754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945" calcext:value-type="float">
            <text:p>18945</text:p>
          </table:table-cell>
        </table:table-row>
        <table:table-row table:style-name="ro1">
          <table:table-cell table:style-name="ce4" office:value-type="string" calcext:value-type="string">
            <text:p>HitMonitoring_3GeVMIPscan_run_050117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59096" calcext:value-type="float">
            <text:p>59096</text:p>
          </table:table-cell>
          <table:table-cell table:style-name="ce10" table:formula="of:=([.D145]+[.H145]+[.L145]+[.P145]+[.T145]+[.X145]+[.AB145]+[.AF145]+[.AJ145]+[.AN145]+[.AR145]+[.AV145]+[.AZ145]+[.BD145]+[.BH145])/15" office:value-type="float" office:value="51354.9333333333" calcext:value-type="float">
            <text:p>5.1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13339" calcext:value-type="float">
            <text:p>1333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95409" calcext:value-type="float">
            <text:p>9540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230" calcext:value-type="float">
            <text:p>1123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780" calcext:value-type="float">
            <text:p>878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5972" calcext:value-type="float">
            <text:p>3597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630" calcext:value-type="float">
            <text:p>1563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533" calcext:value-type="float">
            <text:p>653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3939" calcext:value-type="float">
            <text:p>6393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6760" calcext:value-type="float">
            <text:p>3676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973" calcext:value-type="float">
            <text:p>797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5171" calcext:value-type="float">
            <text:p>3517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330" calcext:value-type="float">
            <text:p>1133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4037" calcext:value-type="float">
            <text:p>3403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190" calcext:value-type="float">
            <text:p>1019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1943" calcext:value-type="float">
            <text:p>10194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525" calcext:value-type="float">
            <text:p>2652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01913" calcext:value-type="float">
            <text:p>1019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963" calcext:value-type="float">
            <text:p>2796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3912" calcext:value-type="float">
            <text:p>7391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829" calcext:value-type="float">
            <text:p>1482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1794" calcext:value-type="float">
            <text:p>8179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311" calcext:value-type="float">
            <text:p>1531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0193" calcext:value-type="float">
            <text:p>2019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131" calcext:value-type="float">
            <text:p>1413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2146" calcext:value-type="float">
            <text:p>8214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903" calcext:value-type="float">
            <text:p>3090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4039" calcext:value-type="float">
            <text:p>8403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3886" calcext:value-type="float">
            <text:p>3388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1342" calcext:value-type="float">
            <text:p>5134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8845" calcext:value-type="float">
            <text:p>18845</text:p>
          </table:table-cell>
        </table:table-row>
        <table:table-row table:style-name="ro1">
          <table:table-cell office:value-type="string" calcext:value-type="string">
            <text:p>HitMonitoring_3GeVMIPscan_run_050118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57119" calcext:value-type="float">
            <text:p>57119</text:p>
          </table:table-cell>
          <table:table-cell table:formula="of:=([.D147]+[.H147]+[.L147]+[.P147]+[.T147]+[.X147]+[.AB147]+[.AF147]+[.AJ147]+[.AN147]+[.AR147]+[.AV147]+[.AZ147]+[.BD147]+[.BH147])/15" office:value-type="float" office:value="46408.9333333333" calcext:value-type="float">
            <text:p>4.6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17069" calcext:value-type="float">
            <text:p>17069</text:p>
          </table:table-cell>
          <table:table-cell table:style-name="ce6" office:value-type="string" calcext:value-type="string">
            <text:p>n:</text:p>
          </table:table-cell>
          <table:table-cell office:value-type="float" office:value="92085" calcext:value-type="float">
            <text:p>9208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0815" calcext:value-type="float">
            <text:p>2081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567" calcext:value-type="float">
            <text:p>656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308" calcext:value-type="float">
            <text:p>1630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8587" calcext:value-type="float">
            <text:p>2858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54" calcext:value-type="float">
            <text:p>725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4636" calcext:value-type="float">
            <text:p>6463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7039" calcext:value-type="float">
            <text:p>4703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091" calcext:value-type="float">
            <text:p>1009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31818" calcext:value-type="float">
            <text:p>3181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292" calcext:value-type="float">
            <text:p>729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0145" calcext:value-type="float">
            <text:p>401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735" calcext:value-type="float">
            <text:p>773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0973" calcext:value-type="float">
            <text:p>9097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0084" calcext:value-type="float">
            <text:p>3008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1172" calcext:value-type="float">
            <text:p>9117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2001" calcext:value-type="float">
            <text:p>3200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3558" calcext:value-type="float">
            <text:p>6355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493" calcext:value-type="float">
            <text:p>1849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2476" calcext:value-type="float">
            <text:p>5247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312" calcext:value-type="float">
            <text:p>1131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6788" calcext:value-type="float">
            <text:p>1678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1203" calcext:value-type="float">
            <text:p>6120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978" calcext:value-type="float">
            <text:p>7297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1731" calcext:value-type="float">
            <text:p>3173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3618" calcext:value-type="float">
            <text:p>7361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3169" calcext:value-type="float">
            <text:p>3316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4123" calcext:value-type="float">
            <text:p>5412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175" calcext:value-type="float">
            <text:p>19175</text:p>
          </table:table-cell>
        </table:table-row>
        <table:table-row table:style-name="ro1">
          <table:table-cell table:style-name="ce4" office:value-type="string" calcext:value-type="string">
            <text:p>HitMonitoring_3GeVMIPscan_run_050119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62733" calcext:value-type="float">
            <text:p>62733</text:p>
          </table:table-cell>
          <table:table-cell table:style-name="ce10" table:formula="of:=([.D149]+[.H149]+[.L149]+[.P149]+[.T149]+[.X149]+[.AB149]+[.AF149]+[.AJ149]+[.AN149]+[.AR149]+[.AV149]+[.AZ149]+[.BD149]+[.BH149])/15" office:value-type="float" office:value="43852.6666666667" calcext:value-type="float">
            <text:p>4.4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10574" calcext:value-type="float">
            <text:p>1057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1082" calcext:value-type="float">
            <text:p>10108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5070" calcext:value-type="float">
            <text:p>1507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843" calcext:value-type="float">
            <text:p>108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1757" calcext:value-type="float">
            <text:p>117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632" calcext:value-type="float">
            <text:p>1463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619" calcext:value-type="float">
            <text:p>1461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9837" calcext:value-type="float">
            <text:p>6983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4228" calcext:value-type="float">
            <text:p>3422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550" calcext:value-type="float">
            <text:p>1055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6959" calcext:value-type="float">
            <text:p>4695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1722" calcext:value-type="float">
            <text:p>1172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8182" calcext:value-type="float">
            <text:p>3818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425" calcext:value-type="float">
            <text:p>1042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681" calcext:value-type="float">
            <text:p>6968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7460" calcext:value-type="float">
            <text:p>37460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4917" calcext:value-type="float">
            <text:p>8491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6167" calcext:value-type="float">
            <text:p>5616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0956" calcext:value-type="float">
            <text:p>7095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2074" calcext:value-type="float">
            <text:p>3207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3949" calcext:value-type="float">
            <text:p>4394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196" calcext:value-type="float">
            <text:p>1419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9003" calcext:value-type="float">
            <text:p>2900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7156" calcext:value-type="float">
            <text:p>371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3019" calcext:value-type="float">
            <text:p>7301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1765" calcext:value-type="float">
            <text:p>5176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0780" calcext:value-type="float">
            <text:p>7078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9626" calcext:value-type="float">
            <text:p>3962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4096" calcext:value-type="float">
            <text:p>4409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3285" calcext:value-type="float">
            <text:p>23285</text:p>
          </table:table-cell>
        </table:table-row>
        <table:table-row table:style-name="ro1">
          <table:table-cell office:value-type="string" calcext:value-type="string">
            <text:p>HitMonitoring_3GeVMIPscan_run_050120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63725" calcext:value-type="float">
            <text:p>63725</text:p>
          </table:table-cell>
          <table:table-cell table:formula="of:=([.D151]+[.H151]+[.L151]+[.P151]+[.T151]+[.X151]+[.AB151]+[.AF151]+[.AJ151]+[.AN151]+[.AR151]+[.AV151]+[.AZ151]+[.BD151]+[.BH151])/15" office:value-type="float" office:value="46858.4666666667" calcext:value-type="float">
            <text:p>4.7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6078" calcext:value-type="float">
            <text:p>6078</text:p>
          </table:table-cell>
          <table:table-cell table:style-name="ce6" office:value-type="string" calcext:value-type="string">
            <text:p>n:</text:p>
          </table:table-cell>
          <table:table-cell office:value-type="float" office:value="107894" calcext:value-type="float">
            <text:p>10789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1445" calcext:value-type="float">
            <text:p>2144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707" calcext:value-type="float">
            <text:p>1470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918" calcext:value-type="float">
            <text:p>1091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694" calcext:value-type="float">
            <text:p>1569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5704" calcext:value-type="float">
            <text:p>2570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5670" calcext:value-type="float">
            <text:p>7567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2383" calcext:value-type="float">
            <text:p>4238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959" calcext:value-type="float">
            <text:p>1095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3774" calcext:value-type="float">
            <text:p>5377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786" calcext:value-type="float">
            <text:p>978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8820" calcext:value-type="float">
            <text:p>2882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8159" calcext:value-type="float">
            <text:p>815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3972" calcext:value-type="float">
            <text:p>8397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9811" calcext:value-type="float">
            <text:p>1981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0161" calcext:value-type="float">
            <text:p>9016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7922" calcext:value-type="float">
            <text:p>2792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8531" calcext:value-type="float">
            <text:p>7853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539" calcext:value-type="float">
            <text:p>235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0992" calcext:value-type="float">
            <text:p>4099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156" calcext:value-type="float">
            <text:p>1315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1791" calcext:value-type="float">
            <text:p>2179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964" calcext:value-type="float">
            <text:p>1696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6300" calcext:value-type="float">
            <text:p>7630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6986" calcext:value-type="float">
            <text:p>3698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4207" calcext:value-type="float">
            <text:p>7420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5931" calcext:value-type="float">
            <text:p>3593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7801" calcext:value-type="float">
            <text:p>4780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4228" calcext:value-type="float">
            <text:p>24228</text:p>
          </table:table-cell>
        </table:table-row>
        <table:table-row table:style-name="ro1">
          <table:table-cell table:style-name="ce4" office:value-type="string" calcext:value-type="string">
            <text:p>HitMonitoring_3GeVMIPscan_run_050121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547162" calcext:value-type="float">
            <text:p>547162</text:p>
          </table:table-cell>
          <table:table-cell table:style-name="ce10" table:formula="of:=([.D153]+[.H153]+[.L153]+[.P153]+[.T153]+[.X153]+[.AB153]+[.AF153]+[.AJ153]+[.AN153]+[.AR153]+[.AV153]+[.AZ153]+[.BD153]+[.BH153])/15" office:value-type="float" office:value="460749.6" calcext:value-type="float">
            <text:p>4.6E+05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49657" calcext:value-type="float">
            <text:p>4965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45415" calcext:value-type="float">
            <text:p>845415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83131" calcext:value-type="float">
            <text:p>18313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2031" calcext:value-type="float">
            <text:p>6203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5376" calcext:value-type="float">
            <text:p>7537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59334" calcext:value-type="float">
            <text:p>15933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44737" calcext:value-type="float">
            <text:p>14473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01991" calcext:value-type="float">
            <text:p>60199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52949" calcext:value-type="float">
            <text:p>45294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9867" calcext:value-type="float">
            <text:p>8986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18722" calcext:value-type="float">
            <text:p>41872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1803" calcext:value-type="float">
            <text:p>7180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69103" calcext:value-type="float">
            <text:p>26910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4902" calcext:value-type="float">
            <text:p>6490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31445" calcext:value-type="float">
            <text:p>93144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8127" calcext:value-type="float">
            <text:p>21812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31914" calcext:value-type="float">
            <text:p>93191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29061" calcext:value-type="float">
            <text:p>22906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900773" calcext:value-type="float">
            <text:p>90077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15084" calcext:value-type="float">
            <text:p>21508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429143" calcext:value-type="float">
            <text:p>42914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3806" calcext:value-type="float">
            <text:p>10380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22381" calcext:value-type="float">
            <text:p>22238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8197" calcext:value-type="float">
            <text:p>138197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80291" calcext:value-type="float">
            <text:p>78029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77498" calcext:value-type="float">
            <text:p>27749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85955" calcext:value-type="float">
            <text:p>785955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9541" calcext:value-type="float">
            <text:p>30954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35667" calcext:value-type="float">
            <text:p>33566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3119" calcext:value-type="float">
            <text:p>173119</text:p>
          </table:table-cell>
        </table:table-row>
        <table:table-row table:style-name="ro1">
          <table:table-cell office:value-type="string" calcext:value-type="string">
            <text:p>HitMonitoring_3GeVMIPscan_run_050122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54573" calcext:value-type="float">
            <text:p>54573</text:p>
          </table:table-cell>
          <table:table-cell table:formula="of:=([.D155]+[.H155]+[.L155]+[.P155]+[.T155]+[.X155]+[.AB155]+[.AF155]+[.AJ155]+[.AN155]+[.AR155]+[.AV155]+[.AZ155]+[.BD155]+[.BH155])/15" office:value-type="float" office:value="50633.1333333333" calcext:value-type="float">
            <text:p>5.1E+04</text:p>
          </table:table-cell>
          <table:table-cell table:style-name="ce11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7535" calcext:value-type="float">
            <text:p>7535</text:p>
          </table:table-cell>
          <table:table-cell table:style-name="ce6" office:value-type="string" calcext:value-type="string">
            <text:p>n:</text:p>
          </table:table-cell>
          <table:table-cell office:value-type="float" office:value="96397" calcext:value-type="float">
            <text:p>9639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8844" calcext:value-type="float">
            <text:p>2884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7432" calcext:value-type="float">
            <text:p>743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662" calcext:value-type="float">
            <text:p>666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2591" calcext:value-type="float">
            <text:p>3259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3110" calcext:value-type="float">
            <text:p>2311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7946" calcext:value-type="float">
            <text:p>6794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6385" calcext:value-type="float">
            <text:p>56385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1202" calcext:value-type="float">
            <text:p>1120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8311" calcext:value-type="float">
            <text:p>2831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6736" calcext:value-type="float">
            <text:p>673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50199" calcext:value-type="float">
            <text:p>5019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358" calcext:value-type="float">
            <text:p>1235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4820" calcext:value-type="float">
            <text:p>9482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933" calcext:value-type="float">
            <text:p>23933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1228" calcext:value-type="float">
            <text:p>9122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2375" calcext:value-type="float">
            <text:p>2237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2524" calcext:value-type="float">
            <text:p>9252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6968" calcext:value-type="float">
            <text:p>2696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2436" calcext:value-type="float">
            <text:p>6243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4928" calcext:value-type="float">
            <text:p>1492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6733" calcext:value-type="float">
            <text:p>2673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5817" calcext:value-type="float">
            <text:p>15817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6977" calcext:value-type="float">
            <text:p>7697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9435" calcext:value-type="float">
            <text:p>29435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2693" calcext:value-type="float">
            <text:p>72693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4774" calcext:value-type="float">
            <text:p>2477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41040" calcext:value-type="float">
            <text:p>4104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649" calcext:value-type="float">
            <text:p>16649</text:p>
          </table:table-cell>
        </table:table-row>
        <table:table-row table:style-name="ro1">
          <table:table-cell table:style-name="ce4" office:value-type="string" calcext:value-type="string">
            <text:p>HitMonitoring_3GeVMIPscan_run_050123</text:p>
          </table:table-cell>
          <table:table-cell table:style-name="ce4"/>
          <table:table-cell table:style-name="ce4" office:value-type="string" calcext:value-type="string">
            <text:p>cycles:</text:p>
          </table:table-cell>
          <table:table-cell table:style-name="ce4" office:value-type="float" office:value="51999" calcext:value-type="float">
            <text:p>51999</text:p>
          </table:table-cell>
          <table:table-cell table:style-name="ce10" table:formula="of:=([.D157]+[.H157]+[.L157]+[.P157]+[.T157]+[.X157]+[.AB157]+[.AF157]+[.AJ157]+[.AN157]+[.AR157]+[.AV157]+[.AZ157]+[.BD157]+[.BH157])/15" office:value-type="float" office:value="44034.8" calcext:value-type="float">
            <text:p>4.4E+04</text:p>
          </table:table-cell>
          <table:table-cell table:style-name="ce12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/>
          <table:table-cell table:style-name="ce7" office:value-type="string" calcext:value-type="string">
            <text:p>s:</text:p>
          </table:table-cell>
          <table:table-cell table:style-name="ce7" office:value-type="float" office:value="21261" calcext:value-type="float">
            <text:p>2126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5656" calcext:value-type="float">
            <text:p>8565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6769" calcext:value-type="float">
            <text:p>16769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8029" calcext:value-type="float">
            <text:p>8029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7667" calcext:value-type="float">
            <text:p>766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77413" calcext:value-type="float">
            <text:p>1774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2796" calcext:value-type="float">
            <text:p>32796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4388" calcext:value-type="float">
            <text:p>6438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2447" calcext:value-type="float">
            <text:p>32447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7291" calcext:value-type="float">
            <text:p>7291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19190" calcext:value-type="float">
            <text:p>19190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5442" calcext:value-type="float">
            <text:p>544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3778" calcext:value-type="float">
            <text:p>3377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6896" calcext:value-type="float">
            <text:p>6896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5434" calcext:value-type="float">
            <text:p>85434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238" calcext:value-type="float">
            <text:p>30238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5181" calcext:value-type="float">
            <text:p>8518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6462" calcext:value-type="float">
            <text:p>2646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83718" calcext:value-type="float">
            <text:p>83718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30513" calcext:value-type="float">
            <text:p>3051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5072" calcext:value-type="float">
            <text:p>5507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0143" calcext:value-type="float">
            <text:p>1014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25703" calcext:value-type="float">
            <text:p>2570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3304" calcext:value-type="float">
            <text:p>13304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69202" calcext:value-type="float">
            <text:p>69202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29553" calcext:value-type="float">
            <text:p>29553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56913" calcext:value-type="float">
            <text:p>56913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4342" calcext:value-type="float">
            <text:p>14342</text:p>
          </table:table-cell>
          <table:table-cell table:style-name="ce7" office:value-type="string" calcext:value-type="string">
            <text:p>s:</text:p>
          </table:table-cell>
          <table:table-cell table:style-name="ce7" office:value-type="float" office:value="35391" calcext:value-type="float">
            <text:p>35391</text:p>
          </table:table-cell>
          <table:table-cell table:style-name="ce7" office:value-type="string" calcext:value-type="string">
            <text:p>n:</text:p>
          </table:table-cell>
          <table:table-cell table:style-name="ce7" office:value-type="float" office:value="12529" calcext:value-type="float">
            <text:p>12529</text:p>
          </table:table-cell>
        </table:table-row>
        <table:table-row table:style-name="ro1">
          <table:table-cell office:value-type="string" calcext:value-type="string">
            <text:p>HitMonitoring_3GeVMIPscan_run_050124</text:p>
          </table:table-cell>
          <table:table-cell/>
          <table:table-cell office:value-type="string" calcext:value-type="string">
            <text:p>cycles:</text:p>
          </table:table-cell>
          <table:table-cell office:value-type="float" office:value="88603" calcext:value-type="float">
            <text:p>88603</text:p>
          </table:table-cell>
          <table:table-cell table:formula="of:=([.D159]+[.H159]+[.L159]+[.P159]+[.T159]+[.X159]+[.AB159]+[.AF159]+[.AJ159]+[.AN159]+[.AR159]+[.AV159]+[.AZ159]+[.BD159]+[.BH159])/15" office:value-type="float" office:value="7" calcext:value-type="float">
            <text:p>7.0E+00</text:p>
          </table:table-cell>
          <table:table-cell table:style-name="ce11" office:value-type="string" calcext:value-type="string" table:number-columns-spanned="31" table:number-rows-spanned="1">
            <text:p>Dry run</text:p>
          </table:table-cell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/>
          <table:table-cell table:style-name="ce6" office:value-type="string" calcext:value-type="string">
            <text:p>s: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:</text:p>
          </table:table-cell>
          <table:table-cell office:value-type="float" office:value="136174" calcext:value-type="float">
            <text:p>13617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8768" calcext:value-type="float">
            <text:p>1876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6134" calcext:value-type="float">
            <text:p>1613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3689" calcext:value-type="float">
            <text:p>10368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481" calcext:value-type="float">
            <text:p>948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306" calcext:value-type="float">
            <text:p>230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918" calcext:value-type="float">
            <text:p>3918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41" calcext:value-type="float">
            <text:p>941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322" calcext:value-type="float">
            <text:p>132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2516" calcext:value-type="float">
            <text:p>2516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5444" calcext:value-type="float">
            <text:p>5444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2670" calcext:value-type="float">
            <text:p>12670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3539" calcext:value-type="float">
            <text:p>3539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1082" calcext:value-type="float">
            <text:p>1082</text:p>
          </table:table-cell>
          <table:table-cell table:style-name="ce6" office:value-type="string" calcext:value-type="string">
            <text:p>s: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n:</text:p>
          </table:table-cell>
          <table:table-cell table:style-name="ce6" office:value-type="float" office:value="930" calcext:value-type="float">
            <text:p>930</text:p>
          </table:table-cell>
        </table:table-row>
        <table:table-row table:style-name="ro1">
          <table:table-cell table:style-name="ce4" table:number-columns-repeated="4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1"/>
        </table:table-row>
        <table:table-row table:style-name="ro1">
          <table:table-cell table:number-columns-repeated="5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4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4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1"/>
        </table:table-row>
        <table:table-row table:style-name="ro1">
          <table:table-cell table:number-columns-repeated="5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4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4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1"/>
        </table:table-row>
        <table:table-row table:style-name="ro1">
          <table:table-cell table:number-columns-repeated="5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4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4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1"/>
        </table:table-row>
        <table:table-row table:style-name="ro1">
          <table:table-cell table:number-columns-repeated="5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4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4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1"/>
        </table:table-row>
        <table:table-row table:style-name="ro1">
          <table:table-cell table:number-columns-repeated="5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4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4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1"/>
        </table:table-row>
        <table:table-row table:style-name="ro1">
          <table:table-cell table:number-columns-repeated="5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4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4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1"/>
        </table:table-row>
        <table:table-row table:style-name="ro1">
          <table:table-cell table:number-columns-repeated="5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4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4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1"/>
        </table:table-row>
        <table:table-row table:style-name="ro1">
          <table:table-cell table:number-columns-repeated="5"/>
          <table:table-cell table:style-name="ce14" table:number-columns-spanned="31" table:number-rows-spanned="1"/>
          <table:covered-table-cell table:number-columns-repeated="30"/>
          <table:table-cell table:number-columns-repeated="26"/>
        </table:table-row>
        <table:table-row table:style-name="ro1">
          <table:table-cell table:style-name="ce3"/>
          <table:table-cell table:style-name="ce6" table:number-columns-repeated="4"/>
          <table:table-cell/>
          <table:table-cell table:style-name="ce6" table:number-columns-repeated="56"/>
        </table:table-row>
        <table:table-row table:style-name="ro1">
          <table:table-cell table:style-name="ce4" table:number-columns-repeated="4"/>
          <table:table-cell table:style-name="ce10"/>
          <table:table-cell table:style-name="ce13" table:number-columns-spanned="31" table:number-rows-spanned="1"/>
          <table:covered-table-cell table:number-columns-repeated="30" table:style-name="ce7"/>
          <table:table-cell table:number-columns-repeated="26"/>
        </table:table-row>
        <table:table-row table:style-name="ro1">
          <table:table-cell table:style-name="ce5"/>
          <table:table-cell table:style-name="ce7"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19T12:19:09.506450959</dc:date>
    <meta:editing-duration>PT8M13S</meta:editing-duration>
    <meta:editing-cycles>2</meta:editing-cycles>
    <meta:generator>LibreOffice/7.2.4.1$Linux_X86_64 LibreOffice_project/b8e68b5bf61ce56d972a163ea31a18aecdcd64cd</meta:generator>
    <meta:document-statistic meta:table-count="1" meta:cell-count="5061" meta:object-count="0"/>
  </office:meta>
</office:document-meta>
</file>